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1.36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  <style:style style:name="ce3" style:family="table-cell" style:parent-style-name="Default" style:data-style-name="N11"/>
  </office:automatic-styles>
  <office:body>
    <office:spreadsheet>
      <table:table table:name="Savings" table:style-name="ta1" table:print="false"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Input →</text:p>
          </table:table-cell>
          <table:table-cell table:style-name="ce2" office:value-type="currency" office:currency="USD" office:value="100">
            <text:p>$100.00</text:p>
          </table:table-cell>
          <table:table-cell table:style-name="Default" office:value-type="string">
            <text:p><text:s/>= Initial Principle $'s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>
            <text:p>Input →</text:p>
          </table:table-cell>
          <table:table-cell table:style-name="ce3" office:value-type="percentage" office:value="0.06">
            <text:p>6.00%</text:p>
          </table:table-cell>
          <table:table-cell table:style-name="Default" office:value-type="string">
            <text:p><text:s/>= Interest Rate %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>
            <text:p>Beginning of</text:p>
          </table:table-cell>
          <table:table-cell office:value-type="string">
            <text:p>End of Y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>
            <text:p>Year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Years</text:p>
          </table:table-cell>
          <table:table-cell office:value-type="string">
            <text:p>Year</text:p>
          </table:table-cell>
          <table:table-cell office:value-type="string">
            <text:p>Savings</text:p>
          </table:table-cell>
          <table:table-cell office:value-type="string">
            <text:p>Interest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022">
            <text:p>2022</text:p>
          </table:table-cell>
          <table:table-cell table:formula="of:=[.D3]" office:value-type="currency" office:currency="USD" office:value="100">
            <text:p>$100.00</text:p>
          </table:table-cell>
          <table:table-cell table:formula="of:=[.E10]*[.$D$4]" office:value-type="currency" office:currency="USD" office:value="6">
            <text:p>$6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table:formula="of:=[.E10]+[.F10]" office:value-type="currency" office:currency="USD" office:value="106">
            <text:p>$106.00</text:p>
          </table:table-cell>
          <table:table-cell table:formula="of:=[.E11]*[.$D$4]" office:value-type="currency" office:currency="USD" office:value="6.36">
            <text:p>$6.36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table:formula="of:=[.E11]+[.F11]" office:value-type="currency" office:currency="USD" office:value="112.36">
            <text:p>$112.36</text:p>
          </table:table-cell>
          <table:table-cell table:formula="of:=[.E12]*[.$D$4]" office:value-type="currency" office:currency="USD" office:value="6.7416">
            <text:p>$6.74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025">
            <text:p>2025</text:p>
          </table:table-cell>
          <table:table-cell table:formula="of:=[.E12]+[.F12]" office:value-type="currency" office:currency="USD" office:value="119.1016">
            <text:p>$119.10</text:p>
          </table:table-cell>
          <table:table-cell table:formula="of:=[.E13]*[.$D$4]" office:value-type="currency" office:currency="USD" office:value="7.146096">
            <text:p>$7.1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026">
            <text:p>2026</text:p>
          </table:table-cell>
          <table:table-cell table:formula="of:=[.E13]+[.F13]" office:value-type="currency" office:currency="USD" office:value="126.247696">
            <text:p>$126.25</text:p>
          </table:table-cell>
          <table:table-cell table:formula="of:=[.E14]*[.$D$4]" office:value-type="currency" office:currency="USD" office:value="7.57486176">
            <text:p>$7.57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027">
            <text:p>2027</text:p>
          </table:table-cell>
          <table:table-cell table:formula="of:=[.E14]+[.F14]" office:value-type="currency" office:currency="USD" office:value="133.82255776">
            <text:p>$133.82</text:p>
          </table:table-cell>
          <table:table-cell table:formula="of:=[.E15]*[.$D$4]" office:value-type="currency" office:currency="USD" office:value="8.0293534656">
            <text:p>$8.03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2028">
            <text:p>2028</text:p>
          </table:table-cell>
          <table:table-cell table:formula="of:=[.E15]+[.F15]" office:value-type="currency" office:currency="USD" office:value="141.8519112256">
            <text:p>$141.85</text:p>
          </table:table-cell>
          <table:table-cell table:formula="of:=[.E16]*[.$D$4]" office:value-type="currency" office:currency="USD" office:value="8.511114673536">
            <text:p>$8.51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2029">
            <text:p>2029</text:p>
          </table:table-cell>
          <table:table-cell table:formula="of:=[.E16]+[.F16]" office:value-type="currency" office:currency="USD" office:value="150.363025899136">
            <text:p>$150.36</text:p>
          </table:table-cell>
          <table:table-cell table:formula="of:=[.E17]*[.$D$4]" office:value-type="currency" office:currency="USD" office:value="9.02178155394816">
            <text:p>$9.02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2030">
            <text:p>2030</text:p>
          </table:table-cell>
          <table:table-cell table:formula="of:=[.E17]+[.F17]" office:value-type="currency" office:currency="USD" office:value="159.384807453084">
            <text:p>$159.38</text:p>
          </table:table-cell>
          <table:table-cell table:formula="of:=[.E18]*[.$D$4]" office:value-type="currency" office:currency="USD" office:value="9.56308844718505">
            <text:p>$9.56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031">
            <text:p>2031</text:p>
          </table:table-cell>
          <table:table-cell table:formula="of:=[.E18]+[.F18]" office:value-type="currency" office:currency="USD" office:value="168.947895900269">
            <text:p>$168.95</text:p>
          </table:table-cell>
          <table:table-cell table:formula="of:=[.E19]*[.$D$4]" office:value-type="currency" office:currency="USD" office:value="10.1368737540162">
            <text:p>$10.14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32">
            <text:p>2032</text:p>
          </table:table-cell>
          <table:table-cell table:formula="of:=[.E19]+[.F19]" office:value-type="currency" office:currency="USD" office:value="179.084769654285">
            <text:p>$179.08</text:p>
          </table:table-cell>
          <table:table-cell table:formula="of:=[.E20]*[.$D$4]" office:value-type="currency" office:currency="USD" office:value="10.7450861792571">
            <text:p>$10.75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2033">
            <text:p>2033</text:p>
          </table:table-cell>
          <table:table-cell table:formula="of:=[.E20]+[.F20]" office:value-type="currency" office:currency="USD" office:value="189.829855833543">
            <text:p>$189.83</text:p>
          </table:table-cell>
          <table:table-cell table:formula="of:=[.E21]*[.$D$4]" office:value-type="currency" office:currency="USD" office:value="11.3897913500126">
            <text:p>$11.39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2034">
            <text:p>2034</text:p>
          </table:table-cell>
          <table:table-cell table:formula="of:=[.E21]+[.F21]" office:value-type="currency" office:currency="USD" office:value="201.219647183555">
            <text:p>$201.22</text:p>
          </table:table-cell>
          <table:table-cell table:formula="of:=[.E22]*[.$D$4]" office:value-type="currency" office:currency="USD" office:value="12.0731788310133">
            <text:p>$12.07</text:p>
          </table:table-cell>
        </table:table-row>
      </table:table>
      <table:table table:name="Retiremen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Input →</text:p>
          </table:table-cell>
          <table:table-cell table:style-name="ce2" office:value-type="currency" office:currency="USD" office:value="0">
            <text:p>$0.00</text:p>
          </table:table-cell>
          <table:table-cell office:value-type="string">
            <text:p><text:s/>= Initial Retirement Saving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Input →</text:p>
          </table:table-cell>
          <table:table-cell table:style-name="ce3" office:value-type="percentage" office:value="0.05">
            <text:p>5.00%</text:p>
          </table:table-cell>
          <table:table-cell office:value-type="string">
            <text:p><text:s/>= Interest/Investment Rate % =&gt; Muni Bonds!!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Input →</text:p>
          </table:table-cell>
          <table:table-cell table:style-name="ce2" office:value-type="currency" office:currency="USD" office:value="100000">
            <text:p>$100,000.00</text:p>
          </table:table-cell>
          <table:table-cell office:value-type="string">
            <text:p><text:s/>= Salary desired to Retire with $'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Input →</text:p>
          </table:table-cell>
          <table:table-cell table:style-name="ce3" office:value-type="percentage" office:value="0.25">
            <text:p>25.00%</text:p>
          </table:table-cell>
          <table:table-cell office:value-type="string">
            <text:p><text:s/>= %Salary to Deposit for Retiremen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[.D5]/[.D4]" office:value-type="currency" office:currency="USD" office:value="2000000">
            <text:p>$2,000,000.00</text:p>
          </table:table-cell>
          <table:table-cell office:value-type="string">
            <text:p><text:s/>= Savings required to Retir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table:number-columns-repeated="4"/>
          <table:table-cell table:style-name="ce1" office:value-type="string">
            <text:p>Year</text:p>
          </table:table-cell>
          <table:table-cell table:style-name="ce1"/>
          <table:table-cell office:value-type="string">
            <text:p>Yearly</text:p>
          </table:table-cell>
        </table:table-row>
        <table:table-row table:style-name="ro1">
          <table:table-cell table:number-columns-repeated="2"/>
          <table:table-cell table:style-name="ce1" office:value-type="string">
            <text:p>Years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Savings</text:p>
          </table:table-cell>
          <table:table-cell table:style-name="ce1" office:value-type="string">
            <text:p>Interest</text:p>
          </table:table-cell>
          <table:table-cell office:value-type="string">
            <text:p>Deposit</text:p>
          </table:table-cell>
        </table:table-row>
        <table:table-row table:style-name="ro1"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2022">
            <text:p>2022</text:p>
          </table:table-cell>
          <table:table-cell table:style-name="ce1" table:formula="of:=[.D3]" office:value-type="currency" office:currency="USD" office:value="0">
            <text:p>$0.00</text:p>
          </table:table-cell>
          <table:table-cell table:style-name="ce1" table:formula="of:=[.E12]*[.$D$4]" office:value-type="currency" office:currency="USD" office:value="0">
            <text:p>$0.00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023">
            <text:p>2023</text:p>
          </table:table-cell>
          <table:table-cell table:style-name="ce1" table:formula="of:=[.E12]+[.F12]+[.G12]" office:value-type="currency" office:currency="USD" office:value="25000">
            <text:p>$25,000.00</text:p>
          </table:table-cell>
          <table:table-cell table:style-name="ce1" table:formula="of:=[.E13]*[.$D$4]" office:value-type="currency" office:currency="USD" office:value="1250">
            <text:p>$1,250.00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2024">
            <text:p>2024</text:p>
          </table:table-cell>
          <table:table-cell table:style-name="ce1" table:formula="of:=[.E13]+[.F13]+[.G13]" office:value-type="currency" office:currency="USD" office:value="51250">
            <text:p>$51,250.00</text:p>
          </table:table-cell>
          <table:table-cell table:style-name="ce1" table:formula="of:=[.E14]*[.$D$4]" office:value-type="currency" office:currency="USD" office:value="2562.5">
            <text:p>$2,562.50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3">
            <text:p>3</text:p>
          </table:table-cell>
          <table:table-cell table:style-name="ce1" office:value-type="float" office:value="2025">
            <text:p>2025</text:p>
          </table:table-cell>
          <table:table-cell table:style-name="ce1" table:formula="of:=[.E14]+[.F14]+[.G14]" office:value-type="currency" office:currency="USD" office:value="78812.5">
            <text:p>$78,812.50</text:p>
          </table:table-cell>
          <table:table-cell table:style-name="ce1" table:formula="of:=[.E15]*[.$D$4]" office:value-type="currency" office:currency="USD" office:value="3940.625">
            <text:p>$3,940.63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4">
            <text:p>4</text:p>
          </table:table-cell>
          <table:table-cell table:style-name="ce1" office:value-type="float" office:value="2026">
            <text:p>2026</text:p>
          </table:table-cell>
          <table:table-cell table:style-name="ce1" table:formula="of:=[.E15]+[.F15]+[.G15]" office:value-type="currency" office:currency="USD" office:value="107753.125">
            <text:p>$107,753.13</text:p>
          </table:table-cell>
          <table:table-cell table:style-name="ce1" table:formula="of:=[.E16]*[.$D$4]" office:value-type="currency" office:currency="USD" office:value="5387.65625">
            <text:p>$5,387.66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5">
            <text:p>5</text:p>
          </table:table-cell>
          <table:table-cell table:style-name="ce1" office:value-type="float" office:value="2027">
            <text:p>2027</text:p>
          </table:table-cell>
          <table:table-cell table:style-name="ce1" table:formula="of:=[.E16]+[.F16]+[.G16]" office:value-type="currency" office:currency="USD" office:value="138140.78125">
            <text:p>$138,140.78</text:p>
          </table:table-cell>
          <table:table-cell table:style-name="ce1" table:formula="of:=[.E17]*[.$D$4]" office:value-type="currency" office:currency="USD" office:value="6907.0390625">
            <text:p>$6,907.04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6">
            <text:p>6</text:p>
          </table:table-cell>
          <table:table-cell table:style-name="ce1" office:value-type="float" office:value="2028">
            <text:p>2028</text:p>
          </table:table-cell>
          <table:table-cell table:style-name="ce1" table:formula="of:=[.E17]+[.F17]+[.G17]" office:value-type="currency" office:currency="USD" office:value="170047.8203125">
            <text:p>$170,047.82</text:p>
          </table:table-cell>
          <table:table-cell table:style-name="ce1" table:formula="of:=[.E18]*[.$D$4]" office:value-type="currency" office:currency="USD" office:value="8502.391015625">
            <text:p>$8,502.39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7">
            <text:p>7</text:p>
          </table:table-cell>
          <table:table-cell table:style-name="ce1" office:value-type="float" office:value="2029">
            <text:p>2029</text:p>
          </table:table-cell>
          <table:table-cell table:style-name="ce1" table:formula="of:=[.E18]+[.F18]+[.G18]" office:value-type="currency" office:currency="USD" office:value="203550.211328125">
            <text:p>$203,550.21</text:p>
          </table:table-cell>
          <table:table-cell table:style-name="ce1" table:formula="of:=[.E19]*[.$D$4]" office:value-type="currency" office:currency="USD" office:value="10177.5105664063">
            <text:p>$10,177.51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8">
            <text:p>8</text:p>
          </table:table-cell>
          <table:table-cell table:style-name="ce1" office:value-type="float" office:value="2030">
            <text:p>2030</text:p>
          </table:table-cell>
          <table:table-cell table:style-name="ce1" table:formula="of:=[.E19]+[.F19]+[.G19]" office:value-type="currency" office:currency="USD" office:value="238727.721894531">
            <text:p>$238,727.72</text:p>
          </table:table-cell>
          <table:table-cell table:style-name="ce1" table:formula="of:=[.E20]*[.$D$4]" office:value-type="currency" office:currency="USD" office:value="11936.3860947266">
            <text:p>$11,936.39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9">
            <text:p>9</text:p>
          </table:table-cell>
          <table:table-cell table:style-name="ce1" office:value-type="float" office:value="2031">
            <text:p>2031</text:p>
          </table:table-cell>
          <table:table-cell table:style-name="ce1" table:formula="of:=[.E20]+[.F20]+[.G20]" office:value-type="currency" office:currency="USD" office:value="275664.107989258">
            <text:p>$275,664.11</text:p>
          </table:table-cell>
          <table:table-cell table:style-name="ce1" table:formula="of:=[.E21]*[.$D$4]" office:value-type="currency" office:currency="USD" office:value="13783.2053994629">
            <text:p>$13,783.21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10">
            <text:p>10</text:p>
          </table:table-cell>
          <table:table-cell table:style-name="ce1" office:value-type="float" office:value="2032">
            <text:p>2032</text:p>
          </table:table-cell>
          <table:table-cell table:style-name="ce1" table:formula="of:=[.E21]+[.F21]+[.G21]" office:value-type="currency" office:currency="USD" office:value="314447.313388721">
            <text:p>$314,447.31</text:p>
          </table:table-cell>
          <table:table-cell table:style-name="ce1" table:formula="of:=[.E22]*[.$D$4]" office:value-type="currency" office:currency="USD" office:value="15722.365669436">
            <text:p>$15,722.37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11">
            <text:p>11</text:p>
          </table:table-cell>
          <table:table-cell table:style-name="ce1" office:value-type="float" office:value="2033">
            <text:p>2033</text:p>
          </table:table-cell>
          <table:table-cell table:style-name="ce1" table:formula="of:=[.E22]+[.F22]+[.G22]" office:value-type="currency" office:currency="USD" office:value="355169.679058157">
            <text:p>$355,169.68</text:p>
          </table:table-cell>
          <table:table-cell table:style-name="ce1" table:formula="of:=[.E23]*[.$D$4]" office:value-type="currency" office:currency="USD" office:value="17758.4839529078">
            <text:p>$17,758.48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12">
            <text:p>12</text:p>
          </table:table-cell>
          <table:table-cell table:style-name="ce1" office:value-type="float" office:value="2034">
            <text:p>2034</text:p>
          </table:table-cell>
          <table:table-cell table:style-name="ce1" table:formula="of:=[.E23]+[.F23]+[.G23]" office:value-type="currency" office:currency="USD" office:value="397928.163011065">
            <text:p>$397,928.16</text:p>
          </table:table-cell>
          <table:table-cell table:style-name="ce1" table:formula="of:=[.E24]*[.$D$4]" office:value-type="currency" office:currency="USD" office:value="19896.4081505532">
            <text:p>$19,896.41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13">
            <text:p>13</text:p>
          </table:table-cell>
          <table:table-cell table:style-name="ce1" office:value-type="float" office:value="2035">
            <text:p>2035</text:p>
          </table:table-cell>
          <table:table-cell table:style-name="ce1" table:formula="of:=[.E24]+[.F24]+[.G24]" office:value-type="currency" office:currency="USD" office:value="442824.571161618">
            <text:p>$442,824.57</text:p>
          </table:table-cell>
          <table:table-cell table:style-name="ce1" table:formula="of:=[.E25]*[.$D$4]" office:value-type="currency" office:currency="USD" office:value="22141.2285580809">
            <text:p>$22,141.23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14">
            <text:p>14</text:p>
          </table:table-cell>
          <table:table-cell table:style-name="ce1" office:value-type="float" office:value="2036">
            <text:p>2036</text:p>
          </table:table-cell>
          <table:table-cell table:style-name="ce1" table:formula="of:=[.E25]+[.F25]+[.G25]" office:value-type="currency" office:currency="USD" office:value="489965.799719699">
            <text:p>$489,965.80</text:p>
          </table:table-cell>
          <table:table-cell table:style-name="ce1" table:formula="of:=[.E26]*[.$D$4]" office:value-type="currency" office:currency="USD" office:value="24498.2899859849">
            <text:p>$24,498.29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15">
            <text:p>15</text:p>
          </table:table-cell>
          <table:table-cell table:style-name="ce1" office:value-type="float" office:value="2037">
            <text:p>2037</text:p>
          </table:table-cell>
          <table:table-cell table:style-name="ce1" table:formula="of:=[.E26]+[.F26]+[.G26]" office:value-type="currency" office:currency="USD" office:value="539464.089705684">
            <text:p>$539,464.09</text:p>
          </table:table-cell>
          <table:table-cell table:style-name="ce1" table:formula="of:=[.E27]*[.$D$4]" office:value-type="currency" office:currency="USD" office:value="26973.2044852842">
            <text:p>$26,973.20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16">
            <text:p>16</text:p>
          </table:table-cell>
          <table:table-cell table:style-name="ce1" office:value-type="float" office:value="2038">
            <text:p>2038</text:p>
          </table:table-cell>
          <table:table-cell table:style-name="ce1" table:formula="of:=[.E27]+[.F27]+[.G27]" office:value-type="currency" office:currency="USD" office:value="591437.294190968">
            <text:p>$591,437.29</text:p>
          </table:table-cell>
          <table:table-cell table:style-name="ce1" table:formula="of:=[.E28]*[.$D$4]" office:value-type="currency" office:currency="USD" office:value="29571.8647095484">
            <text:p>$29,571.86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17">
            <text:p>17</text:p>
          </table:table-cell>
          <table:table-cell table:style-name="ce1" office:value-type="float" office:value="2039">
            <text:p>2039</text:p>
          </table:table-cell>
          <table:table-cell table:style-name="ce1" table:formula="of:=[.E28]+[.F28]+[.G28]" office:value-type="currency" office:currency="USD" office:value="646009.158900516">
            <text:p>$646,009.16</text:p>
          </table:table-cell>
          <table:table-cell table:style-name="ce1" table:formula="of:=[.E29]*[.$D$4]" office:value-type="currency" office:currency="USD" office:value="32300.4579450258">
            <text:p>$32,300.46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18">
            <text:p>18</text:p>
          </table:table-cell>
          <table:table-cell table:style-name="ce1" office:value-type="float" office:value="2040">
            <text:p>2040</text:p>
          </table:table-cell>
          <table:table-cell table:style-name="ce1" table:formula="of:=[.E29]+[.F29]+[.G29]" office:value-type="currency" office:currency="USD" office:value="703309.616845542">
            <text:p>$703,309.62</text:p>
          </table:table-cell>
          <table:table-cell table:style-name="ce1" table:formula="of:=[.E30]*[.$D$4]" office:value-type="currency" office:currency="USD" office:value="35165.4808422771">
            <text:p>$35,165.48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19">
            <text:p>19</text:p>
          </table:table-cell>
          <table:table-cell table:style-name="ce1" office:value-type="float" office:value="2041">
            <text:p>2041</text:p>
          </table:table-cell>
          <table:table-cell table:style-name="ce1" table:formula="of:=[.E30]+[.F30]+[.G30]" office:value-type="currency" office:currency="USD" office:value="763475.097687819">
            <text:p>$763,475.10</text:p>
          </table:table-cell>
          <table:table-cell table:style-name="ce1" table:formula="of:=[.E31]*[.$D$4]" office:value-type="currency" office:currency="USD" office:value="38173.754884391">
            <text:p>$38,173.75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20">
            <text:p>20</text:p>
          </table:table-cell>
          <table:table-cell table:style-name="ce1" office:value-type="float" office:value="2042">
            <text:p>2042</text:p>
          </table:table-cell>
          <table:table-cell table:style-name="ce1" table:formula="of:=[.E31]+[.F31]+[.G31]" office:value-type="currency" office:currency="USD" office:value="826648.85257221">
            <text:p>$826,648.85</text:p>
          </table:table-cell>
          <table:table-cell table:style-name="ce1" table:formula="of:=[.E32]*[.$D$4]" office:value-type="currency" office:currency="USD" office:value="41332.4426286105">
            <text:p>$41,332.44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21">
            <text:p>21</text:p>
          </table:table-cell>
          <table:table-cell table:style-name="ce1" office:value-type="float" office:value="2043">
            <text:p>2043</text:p>
          </table:table-cell>
          <table:table-cell table:style-name="ce1" table:formula="of:=[.E32]+[.F32]+[.G32]" office:value-type="currency" office:currency="USD" office:value="892981.295200821">
            <text:p>$892,981.30</text:p>
          </table:table-cell>
          <table:table-cell table:style-name="ce1" table:formula="of:=[.E33]*[.$D$4]" office:value-type="currency" office:currency="USD" office:value="44649.064760041">
            <text:p>$44,649.06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22">
            <text:p>22</text:p>
          </table:table-cell>
          <table:table-cell table:style-name="ce1" office:value-type="float" office:value="2044">
            <text:p>2044</text:p>
          </table:table-cell>
          <table:table-cell table:style-name="ce1" table:formula="of:=[.E33]+[.F33]+[.G33]" office:value-type="currency" office:currency="USD" office:value="962630.359960862">
            <text:p>$962,630.36</text:p>
          </table:table-cell>
          <table:table-cell table:style-name="ce1" table:formula="of:=[.E34]*[.$D$4]" office:value-type="currency" office:currency="USD" office:value="48131.5179980431">
            <text:p>$48,131.52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23">
            <text:p>23</text:p>
          </table:table-cell>
          <table:table-cell table:style-name="ce1" office:value-type="float" office:value="2045">
            <text:p>2045</text:p>
          </table:table-cell>
          <table:table-cell table:style-name="ce1" table:formula="of:=[.E34]+[.F34]+[.G34]" office:value-type="currency" office:currency="USD" office:value="1035761.8779589">
            <text:p>$1,035,761.88</text:p>
          </table:table-cell>
          <table:table-cell table:style-name="ce1" table:formula="of:=[.E35]*[.$D$4]" office:value-type="currency" office:currency="USD" office:value="51788.0938979452">
            <text:p>$51,788.09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24">
            <text:p>24</text:p>
          </table:table-cell>
          <table:table-cell table:style-name="ce1" office:value-type="float" office:value="2046">
            <text:p>2046</text:p>
          </table:table-cell>
          <table:table-cell table:style-name="ce1" table:formula="of:=[.E35]+[.F35]+[.G35]" office:value-type="currency" office:currency="USD" office:value="1112549.97185685">
            <text:p>$1,112,549.97</text:p>
          </table:table-cell>
          <table:table-cell table:style-name="ce1" table:formula="of:=[.E36]*[.$D$4]" office:value-type="currency" office:currency="USD" office:value="55627.4985928425">
            <text:p>$55,627.50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25">
            <text:p>25</text:p>
          </table:table-cell>
          <table:table-cell table:style-name="ce1" office:value-type="float" office:value="2047">
            <text:p>2047</text:p>
          </table:table-cell>
          <table:table-cell table:style-name="ce1" table:formula="of:=[.E36]+[.F36]+[.G36]" office:value-type="currency" office:currency="USD" office:value="1193177.47044969">
            <text:p>$1,193,177.47</text:p>
          </table:table-cell>
          <table:table-cell table:style-name="ce1" table:formula="of:=[.E37]*[.$D$4]" office:value-type="currency" office:currency="USD" office:value="59658.8735224846">
            <text:p>$59,658.87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26">
            <text:p>26</text:p>
          </table:table-cell>
          <table:table-cell table:style-name="ce1" office:value-type="float" office:value="2048">
            <text:p>2048</text:p>
          </table:table-cell>
          <table:table-cell table:style-name="ce1" table:formula="of:=[.E37]+[.F37]+[.G37]" office:value-type="currency" office:currency="USD" office:value="1277836.34397218">
            <text:p>$1,277,836.34</text:p>
          </table:table-cell>
          <table:table-cell table:style-name="ce1" table:formula="of:=[.E38]*[.$D$4]" office:value-type="currency" office:currency="USD" office:value="63891.8171986089">
            <text:p>$63,891.82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27">
            <text:p>27</text:p>
          </table:table-cell>
          <table:table-cell table:style-name="ce1" office:value-type="float" office:value="2049">
            <text:p>2049</text:p>
          </table:table-cell>
          <table:table-cell table:style-name="ce1" table:formula="of:=[.E38]+[.F38]+[.G38]" office:value-type="currency" office:currency="USD" office:value="1366728.16117079">
            <text:p>$1,366,728.16</text:p>
          </table:table-cell>
          <table:table-cell table:style-name="ce1" table:formula="of:=[.E39]*[.$D$4]" office:value-type="currency" office:currency="USD" office:value="68336.4080585393">
            <text:p>$68,336.41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28">
            <text:p>28</text:p>
          </table:table-cell>
          <table:table-cell table:style-name="ce1" office:value-type="float" office:value="2050">
            <text:p>2050</text:p>
          </table:table-cell>
          <table:table-cell table:style-name="ce1" table:formula="of:=[.E39]+[.F39]+[.G39]" office:value-type="currency" office:currency="USD" office:value="1460064.56922933">
            <text:p>$1,460,064.57</text:p>
          </table:table-cell>
          <table:table-cell table:style-name="ce1" table:formula="of:=[.E40]*[.$D$4]" office:value-type="currency" office:currency="USD" office:value="73003.2284614663">
            <text:p>$73,003.23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29">
            <text:p>29</text:p>
          </table:table-cell>
          <table:table-cell table:style-name="ce1" office:value-type="float" office:value="2051">
            <text:p>2051</text:p>
          </table:table-cell>
          <table:table-cell table:style-name="ce1" table:formula="of:=[.E40]+[.F40]+[.G40]" office:value-type="currency" office:currency="USD" office:value="1558067.79769079">
            <text:p>$1,558,067.80</text:p>
          </table:table-cell>
          <table:table-cell table:style-name="ce1" table:formula="of:=[.E41]*[.$D$4]" office:value-type="currency" office:currency="USD" office:value="77903.3898845396">
            <text:p>$77,903.39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30">
            <text:p>30</text:p>
          </table:table-cell>
          <table:table-cell table:style-name="ce1" office:value-type="float" office:value="2052">
            <text:p>2052</text:p>
          </table:table-cell>
          <table:table-cell table:style-name="ce1" table:formula="of:=[.E41]+[.F41]+[.G41]" office:value-type="currency" office:currency="USD" office:value="1660971.18757533">
            <text:p>$1,660,971.19</text:p>
          </table:table-cell>
          <table:table-cell table:style-name="ce1" table:formula="of:=[.E42]*[.$D$4]" office:value-type="currency" office:currency="USD" office:value="83048.5593787666">
            <text:p>$83,048.56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31">
            <text:p>31</text:p>
          </table:table-cell>
          <table:table-cell table:style-name="ce1" office:value-type="float" office:value="2053">
            <text:p>2053</text:p>
          </table:table-cell>
          <table:table-cell table:style-name="ce1" table:formula="of:=[.E42]+[.F42]+[.G42]" office:value-type="currency" office:currency="USD" office:value="1769019.7469541">
            <text:p>$1,769,019.75</text:p>
          </table:table-cell>
          <table:table-cell table:style-name="ce1" table:formula="of:=[.E43]*[.$D$4]" office:value-type="currency" office:currency="USD" office:value="88450.9873477049">
            <text:p>$88,450.99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32">
            <text:p>32</text:p>
          </table:table-cell>
          <table:table-cell table:style-name="ce1" office:value-type="float" office:value="2054">
            <text:p>2054</text:p>
          </table:table-cell>
          <table:table-cell table:style-name="ce1" table:formula="of:=[.E43]+[.F43]+[.G43]" office:value-type="currency" office:currency="USD" office:value="1882470.7343018">
            <text:p>$1,882,470.73</text:p>
          </table:table-cell>
          <table:table-cell table:style-name="ce1" table:formula="of:=[.E44]*[.$D$4]" office:value-type="currency" office:currency="USD" office:value="94123.5367150902">
            <text:p>$94,123.54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33">
            <text:p>33</text:p>
          </table:table-cell>
          <table:table-cell table:style-name="ce1" office:value-type="float" office:value="2055">
            <text:p>2055</text:p>
          </table:table-cell>
          <table:table-cell table:style-name="ce1" table:formula="of:=[.E44]+[.F44]+[.G44]" office:value-type="currency" office:currency="USD" office:value="2001594.27101689">
            <text:p>$2,001,594.27</text:p>
          </table:table-cell>
          <table:table-cell table:style-name="ce1" table:formula="of:=[.E45]*[.$D$4]" office:value-type="currency" office:currency="USD" office:value="100079.713550845">
            <text:p>$100,079.71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34">
            <text:p>34</text:p>
          </table:table-cell>
          <table:table-cell table:style-name="ce1" office:value-type="float" office:value="2056">
            <text:p>2056</text:p>
          </table:table-cell>
          <table:table-cell table:style-name="ce1" table:formula="of:=[.E45]+[.F45]+[.G45]" office:value-type="currency" office:currency="USD" office:value="2126673.98456774">
            <text:p>$2,126,673.98</text:p>
          </table:table-cell>
          <table:table-cell table:style-name="ce1" table:formula="of:=[.E46]*[.$D$4]" office:value-type="currency" office:currency="USD" office:value="106333.699228387">
            <text:p>$106,333.70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35">
            <text:p>35</text:p>
          </table:table-cell>
          <table:table-cell table:style-name="ce1" office:value-type="float" office:value="2057">
            <text:p>2057</text:p>
          </table:table-cell>
          <table:table-cell table:style-name="ce1" table:formula="of:=[.E46]+[.F46]+[.G46]" office:value-type="currency" office:currency="USD" office:value="2258007.68379612">
            <text:p>$2,258,007.68</text:p>
          </table:table-cell>
          <table:table-cell table:style-name="ce1" table:formula="of:=[.E47]*[.$D$4]" office:value-type="currency" office:currency="USD" office:value="112900.384189806">
            <text:p>$112,900.38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36">
            <text:p>36</text:p>
          </table:table-cell>
          <table:table-cell table:style-name="ce1" office:value-type="float" office:value="2058">
            <text:p>2058</text:p>
          </table:table-cell>
          <table:table-cell table:style-name="ce1" table:formula="of:=[.E47]+[.F47]+[.G47]" office:value-type="currency" office:currency="USD" office:value="2395908.06798593">
            <text:p>$2,395,908.07</text:p>
          </table:table-cell>
          <table:table-cell table:style-name="ce1" table:formula="of:=[.E48]*[.$D$4]" office:value-type="currency" office:currency="USD" office:value="119795.403399297">
            <text:p>$119,795.40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37">
            <text:p>37</text:p>
          </table:table-cell>
          <table:table-cell table:style-name="ce1" office:value-type="float" office:value="2059">
            <text:p>2059</text:p>
          </table:table-cell>
          <table:table-cell table:style-name="ce1" table:formula="of:=[.E48]+[.F48]+[.G48]" office:value-type="currency" office:currency="USD" office:value="2540703.47138523">
            <text:p>$2,540,703.47</text:p>
          </table:table-cell>
          <table:table-cell table:style-name="ce1" table:formula="of:=[.E49]*[.$D$4]" office:value-type="currency" office:currency="USD" office:value="127035.173569261">
            <text:p>$127,035.17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38">
            <text:p>38</text:p>
          </table:table-cell>
          <table:table-cell table:style-name="ce1" office:value-type="float" office:value="2060">
            <text:p>2060</text:p>
          </table:table-cell>
          <table:table-cell table:style-name="ce1" table:formula="of:=[.E49]+[.F49]+[.G49]" office:value-type="currency" office:currency="USD" office:value="2692738.64495449">
            <text:p>$2,692,738.64</text:p>
          </table:table-cell>
          <table:table-cell table:style-name="ce1" table:formula="of:=[.E50]*[.$D$4]" office:value-type="currency" office:currency="USD" office:value="134636.932247724">
            <text:p>$134,636.93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39">
            <text:p>39</text:p>
          </table:table-cell>
          <table:table-cell table:style-name="ce1" office:value-type="float" office:value="2061">
            <text:p>2061</text:p>
          </table:table-cell>
          <table:table-cell table:style-name="ce1" table:formula="of:=[.E50]+[.F50]+[.G50]" office:value-type="currency" office:currency="USD" office:value="2852375.57720221">
            <text:p>$2,852,375.58</text:p>
          </table:table-cell>
          <table:table-cell table:style-name="ce1" table:formula="of:=[.E51]*[.$D$4]" office:value-type="currency" office:currency="USD" office:value="142618.778860111">
            <text:p>$142,618.78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40">
            <text:p>40</text:p>
          </table:table-cell>
          <table:table-cell table:style-name="ce1" office:value-type="float" office:value="2062">
            <text:p>2062</text:p>
          </table:table-cell>
          <table:table-cell table:style-name="ce1" table:formula="of:=[.E51]+[.F51]+[.G51]" office:value-type="currency" office:currency="USD" office:value="3019994.35606232">
            <text:p>$3,019,994.36</text:p>
          </table:table-cell>
          <table:table-cell table:style-name="ce1" table:formula="of:=[.E52]*[.$D$4]" office:value-type="currency" office:currency="USD" office:value="150999.717803116">
            <text:p>$150,999.72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41">
            <text:p>41</text:p>
          </table:table-cell>
          <table:table-cell table:style-name="ce1" office:value-type="float" office:value="2063">
            <text:p>2063</text:p>
          </table:table-cell>
          <table:table-cell table:style-name="ce1" table:formula="of:=[.E52]+[.F52]+[.G52]" office:value-type="currency" office:currency="USD" office:value="3195994.07386544">
            <text:p>$3,195,994.07</text:p>
          </table:table-cell>
          <table:table-cell table:style-name="ce1" table:formula="of:=[.E53]*[.$D$4]" office:value-type="currency" office:currency="USD" office:value="159799.703693272">
            <text:p>$159,799.70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42">
            <text:p>42</text:p>
          </table:table-cell>
          <table:table-cell table:style-name="ce1" office:value-type="float" office:value="2064">
            <text:p>2064</text:p>
          </table:table-cell>
          <table:table-cell table:style-name="ce1" table:formula="of:=[.E53]+[.F53]+[.G53]" office:value-type="currency" office:currency="USD" office:value="3380793.77755871">
            <text:p>$3,380,793.78</text:p>
          </table:table-cell>
          <table:table-cell table:style-name="ce1" table:formula="of:=[.E54]*[.$D$4]" office:value-type="currency" office:currency="USD" office:value="169039.688877936">
            <text:p>$169,039.69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43">
            <text:p>43</text:p>
          </table:table-cell>
          <table:table-cell table:style-name="ce1" office:value-type="float" office:value="2065">
            <text:p>2065</text:p>
          </table:table-cell>
          <table:table-cell table:style-name="ce1" table:formula="of:=[.E54]+[.F54]+[.G54]" office:value-type="currency" office:currency="USD" office:value="3574833.46643665">
            <text:p>$3,574,833.47</text:p>
          </table:table-cell>
          <table:table-cell table:style-name="ce1" table:formula="of:=[.E55]*[.$D$4]" office:value-type="currency" office:currency="USD" office:value="178741.673321832">
            <text:p>$178,741.67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44">
            <text:p>44</text:p>
          </table:table-cell>
          <table:table-cell table:style-name="ce1" office:value-type="float" office:value="2066">
            <text:p>2066</text:p>
          </table:table-cell>
          <table:table-cell table:style-name="ce1" table:formula="of:=[.E55]+[.F55]+[.G55]" office:value-type="currency" office:currency="USD" office:value="3778575.13975848">
            <text:p>$3,778,575.14</text:p>
          </table:table-cell>
          <table:table-cell table:style-name="ce1" table:formula="of:=[.E56]*[.$D$4]" office:value-type="currency" office:currency="USD" office:value="188928.756987924">
            <text:p>$188,928.76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45">
            <text:p>45</text:p>
          </table:table-cell>
          <table:table-cell table:style-name="ce1" office:value-type="float" office:value="2067">
            <text:p>2067</text:p>
          </table:table-cell>
          <table:table-cell table:style-name="ce1" table:formula="of:=[.E56]+[.F56]+[.G56]" office:value-type="currency" office:currency="USD" office:value="3992503.8967464">
            <text:p>$3,992,503.90</text:p>
          </table:table-cell>
          <table:table-cell table:style-name="ce1" table:formula="of:=[.E57]*[.$D$4]" office:value-type="currency" office:currency="USD" office:value="199625.19483732">
            <text:p>$199,625.19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46">
            <text:p>46</text:p>
          </table:table-cell>
          <table:table-cell table:style-name="ce1" office:value-type="float" office:value="2068">
            <text:p>2068</text:p>
          </table:table-cell>
          <table:table-cell table:style-name="ce1" table:formula="of:=[.E57]+[.F57]+[.G57]" office:value-type="currency" office:currency="USD" office:value="4217129.09158372">
            <text:p>$4,217,129.09</text:p>
          </table:table-cell>
          <table:table-cell table:style-name="ce1" table:formula="of:=[.E58]*[.$D$4]" office:value-type="currency" office:currency="USD" office:value="210856.454579186">
            <text:p>$210,856.45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47">
            <text:p>47</text:p>
          </table:table-cell>
          <table:table-cell table:style-name="ce1" office:value-type="float" office:value="2069">
            <text:p>2069</text:p>
          </table:table-cell>
          <table:table-cell table:style-name="ce1" table:formula="of:=[.E58]+[.F58]+[.G58]" office:value-type="currency" office:currency="USD" office:value="4452985.54616291">
            <text:p>$4,452,985.55</text:p>
          </table:table-cell>
          <table:table-cell table:style-name="ce1" table:formula="of:=[.E59]*[.$D$4]" office:value-type="currency" office:currency="USD" office:value="222649.277308145">
            <text:p>$222,649.28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48">
            <text:p>48</text:p>
          </table:table-cell>
          <table:table-cell table:style-name="ce1" office:value-type="float" office:value="2070">
            <text:p>2070</text:p>
          </table:table-cell>
          <table:table-cell table:style-name="ce1" table:formula="of:=[.E59]+[.F59]+[.G59]" office:value-type="currency" office:currency="USD" office:value="4700634.82347105">
            <text:p>$4,700,634.82</text:p>
          </table:table-cell>
          <table:table-cell table:style-name="ce1" table:formula="of:=[.E60]*[.$D$4]" office:value-type="currency" office:currency="USD" office:value="235031.741173553">
            <text:p>$235,031.74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49">
            <text:p>49</text:p>
          </table:table-cell>
          <table:table-cell table:style-name="ce1" office:value-type="float" office:value="2071">
            <text:p>2071</text:p>
          </table:table-cell>
          <table:table-cell table:style-name="ce1" table:formula="of:=[.E60]+[.F60]+[.G60]" office:value-type="currency" office:currency="USD" office:value="4960666.56464461">
            <text:p>$4,960,666.56</text:p>
          </table:table-cell>
          <table:table-cell table:style-name="ce1" table:formula="of:=[.E61]*[.$D$4]" office:value-type="currency" office:currency="USD" office:value="248033.32823223">
            <text:p>$248,033.33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>
          <table:table-cell table:number-columns-repeated="2"/>
          <table:table-cell table:style-name="ce1" office:value-type="float" office:value="50">
            <text:p>50</text:p>
          </table:table-cell>
          <table:table-cell table:style-name="ce1" office:value-type="float" office:value="2072">
            <text:p>2072</text:p>
          </table:table-cell>
          <table:table-cell table:style-name="ce1" table:formula="of:=[.E61]+[.F61]+[.G61]" office:value-type="currency" office:currency="USD" office:value="5233699.89287684">
            <text:p>$5,233,699.89</text:p>
          </table:table-cell>
          <table:table-cell table:style-name="ce1" table:formula="of:=[.E62]*[.$D$4]" office:value-type="currency" office:currency="USD" office:value="261684.994643842">
            <text:p>$261,684.99</text:p>
          </table:table-cell>
          <table:table-cell table:formula="of:=[.$D$5]*[.$D$6]" office:value-type="currency" office:currency="USD" office:value="25000">
            <text:p>$25,000.00</text:p>
          </table:table-cell>
        </table:table-row>
        <table:table-row table:style-name="ro1" table:number-rows-repeated="6">
          <table:table-cell table:number-columns-repeated="2"/>
          <table:table-cell table:style-name="ce1" table:number-columns-repeated="4"/>
          <table:table-cell/>
        </table:table-row>
        <table:table-row table:style-name="ro1" table:number-rows-repeated="104850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nflationHome" table:style-name="ta1" table:print="false">
        <table:table-column table:style-name="co1" table:default-cell-style-name="Default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>
            <text:p>Input →</text:p>
          </table:table-cell>
          <table:table-cell table:style-name="ce2" office:value-type="currency" office:currency="USD" office:value="9999">
            <text:p>$9,999.00</text:p>
          </table:table-cell>
          <table:table-cell table:style-name="Default" office:value-type="string">
            <text:p><text:s/>= Price of Item $'s</text:p>
          </table:table-cell>
          <table:table-cell table:style-name="Default"/>
        </table:table-row>
        <table:table-row table:style-name="ro1">
          <table:table-cell/>
          <table:table-cell table:style-name="Default" office:value-type="string">
            <text:p>Input →</text:p>
          </table:table-cell>
          <table:table-cell table:style-name="ce3" office:value-type="percentage" office:value="0.058">
            <text:p>5.80%</text:p>
          </table:table-cell>
          <table:table-cell table:style-name="Default" office:value-type="string">
            <text:p><text:s/>= Inflation Rate %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" table:formula="of:=[.D71]" office:value-type="currency" office:currency="USD" office:value="294507.683919922">
            <text:p>$294,507.68</text:p>
          </table:table-cell>
          <table:table-cell table:style-name="Default" office:value-type="string">
            <text:p><text:s/>= Present value $'s with that Inflation Rate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office:value-type="string">
            <text:p>Beginning of</text:p>
          </table:table-cell>
          <table:table-cell office:value-type="string">
            <text:p>End of Year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string">
            <text:p>Year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Years</text:p>
          </table:table-cell>
          <table:table-cell office:value-type="string">
            <text:p>Year</text:p>
          </table:table-cell>
          <table:table-cell office:value-type="string">
            <text:p>New Price</text:p>
          </table:table-cell>
          <table:table-cell office:value-type="string">
            <text:p>Inflation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962">
            <text:p>1962</text:p>
          </table:table-cell>
          <table:table-cell table:formula="of:=[.C3]" office:value-type="currency" office:currency="USD" office:value="9999">
            <text:p>$9,999.00</text:p>
          </table:table-cell>
          <table:table-cell table:formula="of:=[.D11]*[.$C$4]" office:value-type="currency" office:currency="USD" office:value="579.942">
            <text:p>$579.9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63">
            <text:p>1963</text:p>
          </table:table-cell>
          <table:table-cell table:formula="of:=[.D11]+[.E11]" office:value-type="currency" office:currency="USD" office:value="10578.942">
            <text:p>$10,578.94</text:p>
          </table:table-cell>
          <table:table-cell table:formula="of:=[.D12]*[.$C$4]" office:value-type="currency" office:currency="USD" office:value="613.578636">
            <text:p>$613.5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64">
            <text:p>1964</text:p>
          </table:table-cell>
          <table:table-cell table:formula="of:=[.D12]+[.E12]" office:value-type="currency" office:currency="USD" office:value="11192.520636">
            <text:p>$11,192.52</text:p>
          </table:table-cell>
          <table:table-cell table:formula="of:=[.D13]*[.$C$4]" office:value-type="currency" office:currency="USD" office:value="649.166196888">
            <text:p>$649.17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65">
            <text:p>1965</text:p>
          </table:table-cell>
          <table:table-cell table:formula="of:=[.D13]+[.E13]" office:value-type="currency" office:currency="USD" office:value="11841.686832888">
            <text:p>$11,841.69</text:p>
          </table:table-cell>
          <table:table-cell table:formula="of:=[.D14]*[.$C$4]" office:value-type="currency" office:currency="USD" office:value="686.817836307504">
            <text:p>$686.8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66">
            <text:p>1966</text:p>
          </table:table-cell>
          <table:table-cell table:formula="of:=[.D14]+[.E14]" office:value-type="currency" office:currency="USD" office:value="12528.5046691955">
            <text:p>$12,528.50</text:p>
          </table:table-cell>
          <table:table-cell table:formula="of:=[.D15]*[.$C$4]" office:value-type="currency" office:currency="USD" office:value="726.653270813339">
            <text:p>$726.6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67">
            <text:p>1967</text:p>
          </table:table-cell>
          <table:table-cell table:formula="of:=[.D15]+[.E15]" office:value-type="currency" office:currency="USD" office:value="13255.1579400088">
            <text:p>$13,255.16</text:p>
          </table:table-cell>
          <table:table-cell table:formula="of:=[.D16]*[.$C$4]" office:value-type="currency" office:currency="USD" office:value="768.799160520513">
            <text:p>$768.8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68">
            <text:p>1968</text:p>
          </table:table-cell>
          <table:table-cell table:formula="of:=[.D16]+[.E16]" office:value-type="currency" office:currency="USD" office:value="14023.9571005294">
            <text:p>$14,023.96</text:p>
          </table:table-cell>
          <table:table-cell table:formula="of:=[.D17]*[.$C$4]" office:value-type="currency" office:currency="USD" office:value="813.389511830703">
            <text:p>$813.39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69">
            <text:p>1969</text:p>
          </table:table-cell>
          <table:table-cell table:formula="of:=[.D17]+[.E17]" office:value-type="currency" office:currency="USD" office:value="14837.3466123601">
            <text:p>$14,837.35</text:p>
          </table:table-cell>
          <table:table-cell table:formula="of:=[.D18]*[.$C$4]" office:value-type="currency" office:currency="USD" office:value="860.566103516883">
            <text:p>$860.5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70">
            <text:p>1970</text:p>
          </table:table-cell>
          <table:table-cell table:formula="of:=[.D18]+[.E18]" office:value-type="currency" office:currency="USD" office:value="15697.9127158769">
            <text:p>$15,697.91</text:p>
          </table:table-cell>
          <table:table-cell table:formula="of:=[.D19]*[.$C$4]" office:value-type="currency" office:currency="USD" office:value="910.478937520863">
            <text:p>$910.4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71">
            <text:p>1971</text:p>
          </table:table-cell>
          <table:table-cell table:formula="of:=[.D19]+[.E19]" office:value-type="currency" office:currency="USD" office:value="16608.3916533978">
            <text:p>$16,608.39</text:p>
          </table:table-cell>
          <table:table-cell table:formula="of:=[.D20]*[.$C$4]" office:value-type="currency" office:currency="USD" office:value="963.286715897073">
            <text:p>$963.2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72">
            <text:p>1972</text:p>
          </table:table-cell>
          <table:table-cell table:formula="of:=[.D20]+[.E20]" office:value-type="currency" office:currency="USD" office:value="17571.6783692949">
            <text:p>$17,571.68</text:p>
          </table:table-cell>
          <table:table-cell table:formula="of:=[.D21]*[.$C$4]" office:value-type="currency" office:currency="USD" office:value="1019.1573454191">
            <text:p>$1,019.16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73">
            <text:p>1973</text:p>
          </table:table-cell>
          <table:table-cell table:formula="of:=[.D21]+[.E21]" office:value-type="currency" office:currency="USD" office:value="18590.835714714">
            <text:p>$18,590.84</text:p>
          </table:table-cell>
          <table:table-cell table:formula="of:=[.D22]*[.$C$4]" office:value-type="currency" office:currency="USD" office:value="1078.26847145341">
            <text:p>$1,078.27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74">
            <text:p>1974</text:p>
          </table:table-cell>
          <table:table-cell table:formula="of:=[.D22]+[.E22]" office:value-type="currency" office:currency="USD" office:value="19669.1041861674">
            <text:p>$19,669.10</text:p>
          </table:table-cell>
          <table:table-cell table:formula="of:=[.D23]*[.$C$4]" office:value-type="currency" office:currency="USD" office:value="1140.80804279771">
            <text:p>$1,140.8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75">
            <text:p>1975</text:p>
          </table:table-cell>
          <table:table-cell table:formula="of:=[.D23]+[.E23]" office:value-type="currency" office:currency="USD" office:value="20809.9122289651">
            <text:p>$20,809.91</text:p>
          </table:table-cell>
          <table:table-cell table:formula="of:=[.D24]*[.$C$4]" office:value-type="currency" office:currency="USD" office:value="1206.97490927998">
            <text:p>$1,206.97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76">
            <text:p>1976</text:p>
          </table:table-cell>
          <table:table-cell table:formula="of:=[.D24]+[.E24]" office:value-type="currency" office:currency="USD" office:value="22016.8871382451">
            <text:p>$22,016.89</text:p>
          </table:table-cell>
          <table:table-cell table:formula="of:=[.D25]*[.$C$4]" office:value-type="currency" office:currency="USD" office:value="1276.97945401821">
            <text:p>$1,276.98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77">
            <text:p>1977</text:p>
          </table:table-cell>
          <table:table-cell table:formula="of:=[.D25]+[.E25]" office:value-type="currency" office:currency="USD" office:value="23293.8665922633">
            <text:p>$23,293.87</text:p>
          </table:table-cell>
          <table:table-cell table:formula="of:=[.D26]*[.$C$4]" office:value-type="currency" office:currency="USD" office:value="1351.04426235127">
            <text:p>$1,351.04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78">
            <text:p>1978</text:p>
          </table:table-cell>
          <table:table-cell table:formula="of:=[.D26]+[.E26]" office:value-type="currency" office:currency="USD" office:value="24644.9108546146">
            <text:p>$24,644.91</text:p>
          </table:table-cell>
          <table:table-cell table:formula="of:=[.D27]*[.$C$4]" office:value-type="currency" office:currency="USD" office:value="1429.40482956764">
            <text:p>$1,429.4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79">
            <text:p>1979</text:p>
          </table:table-cell>
          <table:table-cell table:formula="of:=[.D27]+[.E27]" office:value-type="currency" office:currency="USD" office:value="26074.3156841822">
            <text:p>$26,074.32</text:p>
          </table:table-cell>
          <table:table-cell table:formula="of:=[.D28]*[.$C$4]" office:value-type="currency" office:currency="USD" office:value="1512.31030968257">
            <text:p>$1,512.3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80">
            <text:p>1980</text:p>
          </table:table-cell>
          <table:table-cell table:formula="of:=[.D28]+[.E28]" office:value-type="currency" office:currency="USD" office:value="27586.6259938648">
            <text:p>$27,586.63</text:p>
          </table:table-cell>
          <table:table-cell table:formula="of:=[.D29]*[.$C$4]" office:value-type="currency" office:currency="USD" office:value="1600.02430764416">
            <text:p>$1,600.02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81">
            <text:p>1981</text:p>
          </table:table-cell>
          <table:table-cell table:formula="of:=[.D29]+[.E29]" office:value-type="currency" office:currency="USD" office:value="29186.6503015089">
            <text:p>$29,186.65</text:p>
          </table:table-cell>
          <table:table-cell table:formula="of:=[.D30]*[.$C$4]" office:value-type="currency" office:currency="USD" office:value="1692.82571748752">
            <text:p>$1,692.83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82">
            <text:p>1982</text:p>
          </table:table-cell>
          <table:table-cell table:formula="of:=[.D30]+[.E30]" office:value-type="currency" office:currency="USD" office:value="30879.4760189964">
            <text:p>$30,879.48</text:p>
          </table:table-cell>
          <table:table-cell table:formula="of:=[.D31]*[.$C$4]" office:value-type="currency" office:currency="USD" office:value="1791.00960910179">
            <text:p>$1,791.0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983">
            <text:p>1983</text:p>
          </table:table-cell>
          <table:table-cell table:formula="of:=[.D31]+[.E31]" office:value-type="currency" office:currency="USD" office:value="32670.4856280982">
            <text:p>$32,670.49</text:p>
          </table:table-cell>
          <table:table-cell table:formula="of:=[.D32]*[.$C$4]" office:value-type="currency" office:currency="USD" office:value="1894.8881664297">
            <text:p>$1,894.89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984">
            <text:p>1984</text:p>
          </table:table-cell>
          <table:table-cell table:formula="of:=[.D32]+[.E32]" office:value-type="currency" office:currency="USD" office:value="34565.3737945279">
            <text:p>$34,565.37</text:p>
          </table:table-cell>
          <table:table-cell table:formula="of:=[.D33]*[.$C$4]" office:value-type="currency" office:currency="USD" office:value="2004.79168008262">
            <text:p>$2,004.79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985">
            <text:p>1985</text:p>
          </table:table-cell>
          <table:table-cell table:formula="of:=[.D33]+[.E33]" office:value-type="currency" office:currency="USD" office:value="36570.1654746106">
            <text:p>$36,570.17</text:p>
          </table:table-cell>
          <table:table-cell table:formula="of:=[.D34]*[.$C$4]" office:value-type="currency" office:currency="USD" office:value="2121.06959752741">
            <text:p>$2,121.07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986">
            <text:p>1986</text:p>
          </table:table-cell>
          <table:table-cell table:formula="of:=[.D34]+[.E34]" office:value-type="currency" office:currency="USD" office:value="38691.235072138">
            <text:p>$38,691.24</text:p>
          </table:table-cell>
          <table:table-cell table:formula="of:=[.D35]*[.$C$4]" office:value-type="currency" office:currency="USD" office:value="2244.091634184">
            <text:p>$2,244.09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87">
            <text:p>1987</text:p>
          </table:table-cell>
          <table:table-cell table:formula="of:=[.D35]+[.E35]" office:value-type="currency" office:currency="USD" office:value="40935.326706322">
            <text:p>$40,935.33</text:p>
          </table:table-cell>
          <table:table-cell table:formula="of:=[.D36]*[.$C$4]" office:value-type="currency" office:currency="USD" office:value="2374.24894896668">
            <text:p>$2,374.25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988">
            <text:p>1988</text:p>
          </table:table-cell>
          <table:table-cell table:formula="of:=[.D36]+[.E36]" office:value-type="currency" office:currency="USD" office:value="43309.5756552887">
            <text:p>$43,309.58</text:p>
          </table:table-cell>
          <table:table-cell table:formula="of:=[.D37]*[.$C$4]" office:value-type="currency" office:currency="USD" office:value="2511.95538800674">
            <text:p>$2,511.96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989">
            <text:p>1989</text:p>
          </table:table-cell>
          <table:table-cell table:formula="of:=[.D37]+[.E37]" office:value-type="currency" office:currency="USD" office:value="45821.5310432954">
            <text:p>$45,821.53</text:p>
          </table:table-cell>
          <table:table-cell table:formula="of:=[.D38]*[.$C$4]" office:value-type="currency" office:currency="USD" office:value="2657.64880051113">
            <text:p>$2,657.65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990">
            <text:p>1990</text:p>
          </table:table-cell>
          <table:table-cell table:formula="of:=[.D38]+[.E38]" office:value-type="currency" office:currency="USD" office:value="48479.1798438065">
            <text:p>$48,479.18</text:p>
          </table:table-cell>
          <table:table-cell table:formula="of:=[.D39]*[.$C$4]" office:value-type="currency" office:currency="USD" office:value="2811.79243094078">
            <text:p>$2,811.79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991">
            <text:p>1991</text:p>
          </table:table-cell>
          <table:table-cell table:formula="of:=[.D39]+[.E39]" office:value-type="currency" office:currency="USD" office:value="51290.9722747473">
            <text:p>$51,290.97</text:p>
          </table:table-cell>
          <table:table-cell table:formula="of:=[.D40]*[.$C$4]" office:value-type="currency" office:currency="USD" office:value="2974.87639193534">
            <text:p>$2,974.88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992">
            <text:p>1992</text:p>
          </table:table-cell>
          <table:table-cell table:formula="of:=[.D40]+[.E40]" office:value-type="currency" office:currency="USD" office:value="54265.8486666827">
            <text:p>$54,265.85</text:p>
          </table:table-cell>
          <table:table-cell table:formula="of:=[.D41]*[.$C$4]" office:value-type="currency" office:currency="USD" office:value="3147.41922266759">
            <text:p>$3,147.42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993">
            <text:p>1993</text:p>
          </table:table-cell>
          <table:table-cell table:formula="of:=[.D41]+[.E41]" office:value-type="currency" office:currency="USD" office:value="57413.2678893503">
            <text:p>$57,413.27</text:p>
          </table:table-cell>
          <table:table-cell table:formula="of:=[.D42]*[.$C$4]" office:value-type="currency" office:currency="USD" office:value="3329.96953758231">
            <text:p>$3,329.97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94">
            <text:p>1994</text:p>
          </table:table-cell>
          <table:table-cell table:formula="of:=[.D42]+[.E42]" office:value-type="currency" office:currency="USD" office:value="60743.2374269326">
            <text:p>$60,743.24</text:p>
          </table:table-cell>
          <table:table-cell table:formula="of:=[.D43]*[.$C$4]" office:value-type="currency" office:currency="USD" office:value="3523.10777076209">
            <text:p>$3,523.11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995">
            <text:p>1995</text:p>
          </table:table-cell>
          <table:table-cell table:formula="of:=[.D43]+[.E43]" office:value-type="currency" office:currency="USD" office:value="64266.3451976947">
            <text:p>$64,266.35</text:p>
          </table:table-cell>
          <table:table-cell table:formula="of:=[.D44]*[.$C$4]" office:value-type="currency" office:currency="USD" office:value="3727.44802146629">
            <text:p>$3,727.45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996">
            <text:p>1996</text:p>
          </table:table-cell>
          <table:table-cell table:formula="of:=[.D44]+[.E44]" office:value-type="currency" office:currency="USD" office:value="67993.793219161">
            <text:p>$67,993.79</text:p>
          </table:table-cell>
          <table:table-cell table:formula="of:=[.D45]*[.$C$4]" office:value-type="currency" office:currency="USD" office:value="3943.64000671133">
            <text:p>$3,943.64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997">
            <text:p>1997</text:p>
          </table:table-cell>
          <table:table-cell table:formula="of:=[.D45]+[.E45]" office:value-type="currency" office:currency="USD" office:value="71937.4332258723">
            <text:p>$71,937.43</text:p>
          </table:table-cell>
          <table:table-cell table:formula="of:=[.D46]*[.$C$4]" office:value-type="currency" office:currency="USD" office:value="4172.37112710059">
            <text:p>$4,172.37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998">
            <text:p>1998</text:p>
          </table:table-cell>
          <table:table-cell table:formula="of:=[.D46]+[.E46]" office:value-type="currency" office:currency="USD" office:value="76109.8043529729">
            <text:p>$76,109.80</text:p>
          </table:table-cell>
          <table:table-cell table:formula="of:=[.D47]*[.$C$4]" office:value-type="currency" office:currency="USD" office:value="4414.36865247243">
            <text:p>$4,414.37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999">
            <text:p>1999</text:p>
          </table:table-cell>
          <table:table-cell table:formula="of:=[.D47]+[.E47]" office:value-type="currency" office:currency="USD" office:value="80524.1730054453">
            <text:p>$80,524.17</text:p>
          </table:table-cell>
          <table:table-cell table:formula="of:=[.D48]*[.$C$4]" office:value-type="currency" office:currency="USD" office:value="4670.40203431583">
            <text:p>$4,670.40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00">
            <text:p>2000</text:p>
          </table:table-cell>
          <table:table-cell table:formula="of:=[.D48]+[.E48]" office:value-type="currency" office:currency="USD" office:value="85194.5750397611">
            <text:p>$85,194.58</text:p>
          </table:table-cell>
          <table:table-cell table:formula="of:=[.D49]*[.$C$4]" office:value-type="currency" office:currency="USD" office:value="4941.28535230615">
            <text:p>$4,941.29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01">
            <text:p>2001</text:p>
          </table:table-cell>
          <table:table-cell table:formula="of:=[.D49]+[.E49]" office:value-type="currency" office:currency="USD" office:value="90135.8603920673">
            <text:p>$90,135.86</text:p>
          </table:table-cell>
          <table:table-cell table:formula="of:=[.D50]*[.$C$4]" office:value-type="currency" office:currency="USD" office:value="5227.8799027399">
            <text:p>$5,227.88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02">
            <text:p>2002</text:p>
          </table:table-cell>
          <table:table-cell table:formula="of:=[.D50]+[.E50]" office:value-type="currency" office:currency="USD" office:value="95363.7402948072">
            <text:p>$95,363.74</text:p>
          </table:table-cell>
          <table:table-cell table:formula="of:=[.D51]*[.$C$4]" office:value-type="currency" office:currency="USD" office:value="5531.09693709882">
            <text:p>$5,531.10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03">
            <text:p>2003</text:p>
          </table:table-cell>
          <table:table-cell table:formula="of:=[.D51]+[.E51]" office:value-type="currency" office:currency="USD" office:value="100894.837231906">
            <text:p>$100,894.84</text:p>
          </table:table-cell>
          <table:table-cell table:formula="of:=[.D52]*[.$C$4]" office:value-type="currency" office:currency="USD" office:value="5851.90055945055">
            <text:p>$5,851.90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04">
            <text:p>2004</text:p>
          </table:table-cell>
          <table:table-cell table:formula="of:=[.D52]+[.E52]" office:value-type="currency" office:currency="USD" office:value="106746.737791357">
            <text:p>$106,746.74</text:p>
          </table:table-cell>
          <table:table-cell table:formula="of:=[.D53]*[.$C$4]" office:value-type="currency" office:currency="USD" office:value="6191.31079189868">
            <text:p>$6,191.31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05">
            <text:p>2005</text:p>
          </table:table-cell>
          <table:table-cell table:formula="of:=[.D53]+[.E53]" office:value-type="currency" office:currency="USD" office:value="112938.048583255">
            <text:p>$112,938.05</text:p>
          </table:table-cell>
          <table:table-cell table:formula="of:=[.D54]*[.$C$4]" office:value-type="currency" office:currency="USD" office:value="6550.4068178288">
            <text:p>$6,550.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06">
            <text:p>2006</text:p>
          </table:table-cell>
          <table:table-cell table:formula="of:=[.D54]+[.E54]" office:value-type="currency" office:currency="USD" office:value="119488.455401084">
            <text:p>$119,488.46</text:p>
          </table:table-cell>
          <table:table-cell table:formula="of:=[.D55]*[.$C$4]" office:value-type="currency" office:currency="USD" office:value="6930.33041326287">
            <text:p>$6,930.3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07">
            <text:p>2007</text:p>
          </table:table-cell>
          <table:table-cell table:formula="of:=[.D55]+[.E55]" office:value-type="currency" office:currency="USD" office:value="126418.785814347">
            <text:p>$126,418.79</text:p>
          </table:table-cell>
          <table:table-cell table:formula="of:=[.D56]*[.$C$4]" office:value-type="currency" office:currency="USD" office:value="7332.28957723212">
            <text:p>$7,332.29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08">
            <text:p>2008</text:p>
          </table:table-cell>
          <table:table-cell table:formula="of:=[.D56]+[.E56]" office:value-type="currency" office:currency="USD" office:value="133751.075391579">
            <text:p>$133,751.08</text:p>
          </table:table-cell>
          <table:table-cell table:formula="of:=[.D57]*[.$C$4]" office:value-type="currency" office:currency="USD" office:value="7757.56237271158">
            <text:p>$7,757.56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09">
            <text:p>2009</text:p>
          </table:table-cell>
          <table:table-cell table:formula="of:=[.D57]+[.E57]" office:value-type="currency" office:currency="USD" office:value="141508.637764291">
            <text:p>$141,508.64</text:p>
          </table:table-cell>
          <table:table-cell table:formula="of:=[.D58]*[.$C$4]" office:value-type="currency" office:currency="USD" office:value="8207.50099032885">
            <text:p>$8,207.50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10">
            <text:p>2010</text:p>
          </table:table-cell>
          <table:table-cell table:formula="of:=[.D58]+[.E58]" office:value-type="currency" office:currency="USD" office:value="149716.138754619">
            <text:p>$149,716.14</text:p>
          </table:table-cell>
          <table:table-cell table:formula="of:=[.D59]*[.$C$4]" office:value-type="currency" office:currency="USD" office:value="8683.53604776793">
            <text:p>$8,683.54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11">
            <text:p>2011</text:p>
          </table:table-cell>
          <table:table-cell table:formula="of:=[.D59]+[.E59]" office:value-type="currency" office:currency="USD" office:value="158399.674802387">
            <text:p>$158,399.67</text:p>
          </table:table-cell>
          <table:table-cell table:formula="of:=[.D60]*[.$C$4]" office:value-type="currency" office:currency="USD" office:value="9187.18113853847">
            <text:p>$9,187.18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012">
            <text:p>2012</text:p>
          </table:table-cell>
          <table:table-cell table:formula="of:=[.D60]+[.E60]" office:value-type="currency" office:currency="USD" office:value="167586.855940926">
            <text:p>$167,586.86</text:p>
          </table:table-cell>
          <table:table-cell table:formula="of:=[.D61]*[.$C$4]" office:value-type="currency" office:currency="USD" office:value="9720.0376445737">
            <text:p>$9,720.04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2013">
            <text:p>2013</text:p>
          </table:table-cell>
          <table:table-cell table:formula="of:=[.D61]+[.E61]" office:value-type="currency" office:currency="USD" office:value="177306.8935855">
            <text:p>$177,306.89</text:p>
          </table:table-cell>
          <table:table-cell table:formula="of:=[.D62]*[.$C$4]" office:value-type="currency" office:currency="USD" office:value="10283.799827959">
            <text:p>$10,283.80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2014">
            <text:p>2014</text:p>
          </table:table-cell>
          <table:table-cell table:formula="of:=[.D62]+[.E62]" office:value-type="currency" office:currency="USD" office:value="187590.693413459">
            <text:p>$187,590.69</text:p>
          </table:table-cell>
          <table:table-cell table:formula="of:=[.D63]*[.$C$4]" office:value-type="currency" office:currency="USD" office:value="10880.2602179806">
            <text:p>$10,880.26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2015">
            <text:p>2015</text:p>
          </table:table-cell>
          <table:table-cell table:formula="of:=[.D63]+[.E63]" office:value-type="currency" office:currency="USD" office:value="198470.953631439">
            <text:p>$198,470.95</text:p>
          </table:table-cell>
          <table:table-cell table:formula="of:=[.D64]*[.$C$4]" office:value-type="currency" office:currency="USD" office:value="11511.3153106235">
            <text:p>$11,511.32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2016">
            <text:p>2016</text:p>
          </table:table-cell>
          <table:table-cell table:formula="of:=[.D64]+[.E64]" office:value-type="currency" office:currency="USD" office:value="209982.268942063">
            <text:p>$209,982.27</text:p>
          </table:table-cell>
          <table:table-cell table:formula="of:=[.D65]*[.$C$4]" office:value-type="currency" office:currency="USD" office:value="12178.9715986396">
            <text:p>$12,178.97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2017">
            <text:p>2017</text:p>
          </table:table-cell>
          <table:table-cell table:formula="of:=[.D65]+[.E65]" office:value-type="currency" office:currency="USD" office:value="222161.240540702">
            <text:p>$222,161.24</text:p>
          </table:table-cell>
          <table:table-cell table:formula="of:=[.D66]*[.$C$4]" office:value-type="currency" office:currency="USD" office:value="12885.3519513607">
            <text:p>$12,885.35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2018">
            <text:p>2018</text:p>
          </table:table-cell>
          <table:table-cell table:formula="of:=[.D66]+[.E66]" office:value-type="currency" office:currency="USD" office:value="235046.592492063">
            <text:p>$235,046.59</text:p>
          </table:table-cell>
          <table:table-cell table:formula="of:=[.D67]*[.$C$4]" office:value-type="currency" office:currency="USD" office:value="13632.7023645396">
            <text:p>$13,632.70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2019">
            <text:p>2019</text:p>
          </table:table-cell>
          <table:table-cell table:formula="of:=[.D67]+[.E67]" office:value-type="currency" office:currency="USD" office:value="248679.294856603">
            <text:p>$248,679.29</text:p>
          </table:table-cell>
          <table:table-cell table:formula="of:=[.D68]*[.$C$4]" office:value-type="currency" office:currency="USD" office:value="14423.399101683">
            <text:p>$14,423.40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2020">
            <text:p>2020</text:p>
          </table:table-cell>
          <table:table-cell table:formula="of:=[.D68]+[.E68]" office:value-type="currency" office:currency="USD" office:value="263102.693958285">
            <text:p>$263,102.69</text:p>
          </table:table-cell>
          <table:table-cell table:formula="of:=[.D69]*[.$C$4]" office:value-type="currency" office:currency="USD" office:value="15259.9562495806">
            <text:p>$15,259.96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2021">
            <text:p>2021</text:p>
          </table:table-cell>
          <table:table-cell table:formula="of:=[.D69]+[.E69]" office:value-type="currency" office:currency="USD" office:value="278362.650207866">
            <text:p>$278,362.65</text:p>
          </table:table-cell>
          <table:table-cell table:formula="of:=[.D70]*[.$C$4]" office:value-type="currency" office:currency="USD" office:value="16145.0337120562">
            <text:p>$16,145.03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2022">
            <text:p>2022</text:p>
          </table:table-cell>
          <table:table-cell table:formula="of:=[.D70]+[.E70]" office:value-type="currency" office:currency="USD" office:value="294507.683919922">
            <text:p>$294,507.68</text:p>
          </table:table-cell>
          <table:table-cell table:formula="of:=[.D71]*[.$C$4]" office:value-type="currency" office:currency="USD" office:value="17081.4456673555">
            <text:p>$17,081.45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nflationCandyBar" table:style-name="ta1" table:print="false">
        <table:table-column table:style-name="co1" table:default-cell-style-name="Default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>
            <text:p>Input →</text:p>
          </table:table-cell>
          <table:table-cell table:style-name="ce2" office:value-type="currency" office:currency="USD" office:value="0.05">
            <text:p>$0.05</text:p>
          </table:table-cell>
          <table:table-cell table:style-name="Default" office:value-type="string">
            <text:p><text:s/>= Price of Item $'s</text:p>
          </table:table-cell>
          <table:table-cell table:style-name="Default"/>
        </table:table-row>
        <table:table-row table:style-name="ro1">
          <table:table-cell/>
          <table:table-cell table:style-name="Default" office:value-type="string">
            <text:p>Input →</text:p>
          </table:table-cell>
          <table:table-cell table:style-name="ce3" office:value-type="percentage" office:value="0.05">
            <text:p>5.00%</text:p>
          </table:table-cell>
          <table:table-cell table:style-name="Default" office:value-type="string">
            <text:p><text:s/>= Inflation Rate %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" table:formula="of:=[.D71]" office:value-type="currency" office:currency="USD" office:value="0.933959294706147">
            <text:p>$0.93</text:p>
          </table:table-cell>
          <table:table-cell table:style-name="Default" office:value-type="string">
            <text:p><text:s/>= Present value $'s with that Inflation Rate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office:value-type="string">
            <text:p>Beginning of</text:p>
          </table:table-cell>
          <table:table-cell office:value-type="string">
            <text:p>End of Year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string">
            <text:p>Year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Years</text:p>
          </table:table-cell>
          <table:table-cell office:value-type="string">
            <text:p>Year</text:p>
          </table:table-cell>
          <table:table-cell office:value-type="string">
            <text:p>New Price</text:p>
          </table:table-cell>
          <table:table-cell office:value-type="string">
            <text:p>Inflation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962">
            <text:p>1962</text:p>
          </table:table-cell>
          <table:table-cell table:formula="of:=[.C3]" office:value-type="currency" office:currency="USD" office:value="0.05">
            <text:p>$0.05</text:p>
          </table:table-cell>
          <table:table-cell table:formula="of:=[.D11]*[.$C$4]" office:value-type="currency" office:currency="USD" office:value="0.0025">
            <text:p>$0.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63">
            <text:p>1963</text:p>
          </table:table-cell>
          <table:table-cell table:formula="of:=[.D11]+[.E11]" office:value-type="currency" office:currency="USD" office:value="0.0525">
            <text:p>$0.05</text:p>
          </table:table-cell>
          <table:table-cell table:formula="of:=[.D12]*[.$C$4]" office:value-type="currency" office:currency="USD" office:value="0.002625">
            <text:p>$0.0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64">
            <text:p>1964</text:p>
          </table:table-cell>
          <table:table-cell table:formula="of:=[.D12]+[.E12]" office:value-type="currency" office:currency="USD" office:value="0.055125">
            <text:p>$0.06</text:p>
          </table:table-cell>
          <table:table-cell table:formula="of:=[.D13]*[.$C$4]" office:value-type="currency" office:currency="USD" office:value="0.00275625">
            <text:p>$0.0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65">
            <text:p>1965</text:p>
          </table:table-cell>
          <table:table-cell table:formula="of:=[.D13]+[.E13]" office:value-type="currency" office:currency="USD" office:value="0.05788125">
            <text:p>$0.06</text:p>
          </table:table-cell>
          <table:table-cell table:formula="of:=[.D14]*[.$C$4]" office:value-type="currency" office:currency="USD" office:value="0.0028940625">
            <text:p>$0.0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66">
            <text:p>1966</text:p>
          </table:table-cell>
          <table:table-cell table:formula="of:=[.D14]+[.E14]" office:value-type="currency" office:currency="USD" office:value="0.0607753125">
            <text:p>$0.06</text:p>
          </table:table-cell>
          <table:table-cell table:formula="of:=[.D15]*[.$C$4]" office:value-type="currency" office:currency="USD" office:value="0.003038765625">
            <text:p>$0.0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67">
            <text:p>1967</text:p>
          </table:table-cell>
          <table:table-cell table:formula="of:=[.D15]+[.E15]" office:value-type="currency" office:currency="USD" office:value="0.063814078125">
            <text:p>$0.06</text:p>
          </table:table-cell>
          <table:table-cell table:formula="of:=[.D16]*[.$C$4]" office:value-type="currency" office:currency="USD" office:value="0.00319070390625">
            <text:p>$0.0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68">
            <text:p>1968</text:p>
          </table:table-cell>
          <table:table-cell table:formula="of:=[.D16]+[.E16]" office:value-type="currency" office:currency="USD" office:value="0.06700478203125">
            <text:p>$0.07</text:p>
          </table:table-cell>
          <table:table-cell table:formula="of:=[.D17]*[.$C$4]" office:value-type="currency" office:currency="USD" office:value="0.0033502391015625">
            <text:p>$0.0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69">
            <text:p>1969</text:p>
          </table:table-cell>
          <table:table-cell table:formula="of:=[.D17]+[.E17]" office:value-type="currency" office:currency="USD" office:value="0.0703550211328125">
            <text:p>$0.07</text:p>
          </table:table-cell>
          <table:table-cell table:formula="of:=[.D18]*[.$C$4]" office:value-type="currency" office:currency="USD" office:value="0.00351775105664063">
            <text:p>$0.0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70">
            <text:p>1970</text:p>
          </table:table-cell>
          <table:table-cell table:formula="of:=[.D18]+[.E18]" office:value-type="currency" office:currency="USD" office:value="0.0738727721894531">
            <text:p>$0.07</text:p>
          </table:table-cell>
          <table:table-cell table:formula="of:=[.D19]*[.$C$4]" office:value-type="currency" office:currency="USD" office:value="0.00369363860947266">
            <text:p>$0.00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71">
            <text:p>1971</text:p>
          </table:table-cell>
          <table:table-cell table:formula="of:=[.D19]+[.E19]" office:value-type="currency" office:currency="USD" office:value="0.0775664107989258">
            <text:p>$0.08</text:p>
          </table:table-cell>
          <table:table-cell table:formula="of:=[.D20]*[.$C$4]" office:value-type="currency" office:currency="USD" office:value="0.00387832053994629">
            <text:p>$0.0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72">
            <text:p>1972</text:p>
          </table:table-cell>
          <table:table-cell table:formula="of:=[.D20]+[.E20]" office:value-type="currency" office:currency="USD" office:value="0.0814447313388721">
            <text:p>$0.08</text:p>
          </table:table-cell>
          <table:table-cell table:formula="of:=[.D21]*[.$C$4]" office:value-type="currency" office:currency="USD" office:value="0.0040722365669436">
            <text:p>$0.00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73">
            <text:p>1973</text:p>
          </table:table-cell>
          <table:table-cell table:formula="of:=[.D21]+[.E21]" office:value-type="currency" office:currency="USD" office:value="0.0855169679058157">
            <text:p>$0.09</text:p>
          </table:table-cell>
          <table:table-cell table:formula="of:=[.D22]*[.$C$4]" office:value-type="currency" office:currency="USD" office:value="0.00427584839529078">
            <text:p>$0.0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74">
            <text:p>1974</text:p>
          </table:table-cell>
          <table:table-cell table:formula="of:=[.D22]+[.E22]" office:value-type="currency" office:currency="USD" office:value="0.0897928163011065">
            <text:p>$0.09</text:p>
          </table:table-cell>
          <table:table-cell table:formula="of:=[.D23]*[.$C$4]" office:value-type="currency" office:currency="USD" office:value="0.00448964081505532">
            <text:p>$0.00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75">
            <text:p>1975</text:p>
          </table:table-cell>
          <table:table-cell table:formula="of:=[.D23]+[.E23]" office:value-type="currency" office:currency="USD" office:value="0.0942824571161618">
            <text:p>$0.09</text:p>
          </table:table-cell>
          <table:table-cell table:formula="of:=[.D24]*[.$C$4]" office:value-type="currency" office:currency="USD" office:value="0.00471412285580809">
            <text:p>$0.00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76">
            <text:p>1976</text:p>
          </table:table-cell>
          <table:table-cell table:formula="of:=[.D24]+[.E24]" office:value-type="currency" office:currency="USD" office:value="0.0989965799719699">
            <text:p>$0.10</text:p>
          </table:table-cell>
          <table:table-cell table:formula="of:=[.D25]*[.$C$4]" office:value-type="currency" office:currency="USD" office:value="0.00494982899859849">
            <text:p>$0.0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77">
            <text:p>1977</text:p>
          </table:table-cell>
          <table:table-cell table:formula="of:=[.D25]+[.E25]" office:value-type="currency" office:currency="USD" office:value="0.103946408970568">
            <text:p>$0.10</text:p>
          </table:table-cell>
          <table:table-cell table:formula="of:=[.D26]*[.$C$4]" office:value-type="currency" office:currency="USD" office:value="0.00519732044852842">
            <text:p>$0.0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78">
            <text:p>1978</text:p>
          </table:table-cell>
          <table:table-cell table:formula="of:=[.D26]+[.E26]" office:value-type="currency" office:currency="USD" office:value="0.109143729419097">
            <text:p>$0.11</text:p>
          </table:table-cell>
          <table:table-cell table:formula="of:=[.D27]*[.$C$4]" office:value-type="currency" office:currency="USD" office:value="0.00545718647095484">
            <text:p>$0.0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79">
            <text:p>1979</text:p>
          </table:table-cell>
          <table:table-cell table:formula="of:=[.D27]+[.E27]" office:value-type="currency" office:currency="USD" office:value="0.114600915890052">
            <text:p>$0.11</text:p>
          </table:table-cell>
          <table:table-cell table:formula="of:=[.D28]*[.$C$4]" office:value-type="currency" office:currency="USD" office:value="0.00573004579450258">
            <text:p>$0.0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80">
            <text:p>1980</text:p>
          </table:table-cell>
          <table:table-cell table:formula="of:=[.D28]+[.E28]" office:value-type="currency" office:currency="USD" office:value="0.120330961684554">
            <text:p>$0.12</text:p>
          </table:table-cell>
          <table:table-cell table:formula="of:=[.D29]*[.$C$4]" office:value-type="currency" office:currency="USD" office:value="0.00601654808422771">
            <text:p>$0.0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81">
            <text:p>1981</text:p>
          </table:table-cell>
          <table:table-cell table:formula="of:=[.D29]+[.E29]" office:value-type="currency" office:currency="USD" office:value="0.126347509768782">
            <text:p>$0.13</text:p>
          </table:table-cell>
          <table:table-cell table:formula="of:=[.D30]*[.$C$4]" office:value-type="currency" office:currency="USD" office:value="0.0063173754884391">
            <text:p>$0.0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82">
            <text:p>1982</text:p>
          </table:table-cell>
          <table:table-cell table:formula="of:=[.D30]+[.E30]" office:value-type="currency" office:currency="USD" office:value="0.132664885257221">
            <text:p>$0.13</text:p>
          </table:table-cell>
          <table:table-cell table:formula="of:=[.D31]*[.$C$4]" office:value-type="currency" office:currency="USD" office:value="0.00663324426286105">
            <text:p>$0.0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983">
            <text:p>1983</text:p>
          </table:table-cell>
          <table:table-cell table:formula="of:=[.D31]+[.E31]" office:value-type="currency" office:currency="USD" office:value="0.139298129520082">
            <text:p>$0.14</text:p>
          </table:table-cell>
          <table:table-cell table:formula="of:=[.D32]*[.$C$4]" office:value-type="currency" office:currency="USD" office:value="0.0069649064760041">
            <text:p>$0.0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984">
            <text:p>1984</text:p>
          </table:table-cell>
          <table:table-cell table:formula="of:=[.D32]+[.E32]" office:value-type="currency" office:currency="USD" office:value="0.146263035996086">
            <text:p>$0.15</text:p>
          </table:table-cell>
          <table:table-cell table:formula="of:=[.D33]*[.$C$4]" office:value-type="currency" office:currency="USD" office:value="0.00731315179980431">
            <text:p>$0.0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985">
            <text:p>1985</text:p>
          </table:table-cell>
          <table:table-cell table:formula="of:=[.D33]+[.E33]" office:value-type="currency" office:currency="USD" office:value="0.15357618779589">
            <text:p>$0.15</text:p>
          </table:table-cell>
          <table:table-cell table:formula="of:=[.D34]*[.$C$4]" office:value-type="currency" office:currency="USD" office:value="0.00767880938979452">
            <text:p>$0.01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986">
            <text:p>1986</text:p>
          </table:table-cell>
          <table:table-cell table:formula="of:=[.D34]+[.E34]" office:value-type="currency" office:currency="USD" office:value="0.161254997185685">
            <text:p>$0.16</text:p>
          </table:table-cell>
          <table:table-cell table:formula="of:=[.D35]*[.$C$4]" office:value-type="currency" office:currency="USD" office:value="0.00806274985928425">
            <text:p>$0.01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87">
            <text:p>1987</text:p>
          </table:table-cell>
          <table:table-cell table:formula="of:=[.D35]+[.E35]" office:value-type="currency" office:currency="USD" office:value="0.169317747044969">
            <text:p>$0.17</text:p>
          </table:table-cell>
          <table:table-cell table:formula="of:=[.D36]*[.$C$4]" office:value-type="currency" office:currency="USD" office:value="0.00846588735224846">
            <text:p>$0.01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988">
            <text:p>1988</text:p>
          </table:table-cell>
          <table:table-cell table:formula="of:=[.D36]+[.E36]" office:value-type="currency" office:currency="USD" office:value="0.177783634397218">
            <text:p>$0.18</text:p>
          </table:table-cell>
          <table:table-cell table:formula="of:=[.D37]*[.$C$4]" office:value-type="currency" office:currency="USD" office:value="0.00888918171986088">
            <text:p>$0.01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989">
            <text:p>1989</text:p>
          </table:table-cell>
          <table:table-cell table:formula="of:=[.D37]+[.E37]" office:value-type="currency" office:currency="USD" office:value="0.186672816117078">
            <text:p>$0.19</text:p>
          </table:table-cell>
          <table:table-cell table:formula="of:=[.D38]*[.$C$4]" office:value-type="currency" office:currency="USD" office:value="0.00933364080585393">
            <text:p>$0.01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990">
            <text:p>1990</text:p>
          </table:table-cell>
          <table:table-cell table:formula="of:=[.D38]+[.E38]" office:value-type="currency" office:currency="USD" office:value="0.196006456922932">
            <text:p>$0.20</text:p>
          </table:table-cell>
          <table:table-cell table:formula="of:=[.D39]*[.$C$4]" office:value-type="currency" office:currency="USD" office:value="0.00980032284614662">
            <text:p>$0.0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991">
            <text:p>1991</text:p>
          </table:table-cell>
          <table:table-cell table:formula="of:=[.D39]+[.E39]" office:value-type="currency" office:currency="USD" office:value="0.205806779769079">
            <text:p>$0.21</text:p>
          </table:table-cell>
          <table:table-cell table:formula="of:=[.D40]*[.$C$4]" office:value-type="currency" office:currency="USD" office:value="0.010290338988454">
            <text:p>$0.0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992">
            <text:p>1992</text:p>
          </table:table-cell>
          <table:table-cell table:formula="of:=[.D40]+[.E40]" office:value-type="currency" office:currency="USD" office:value="0.216097118757533">
            <text:p>$0.22</text:p>
          </table:table-cell>
          <table:table-cell table:formula="of:=[.D41]*[.$C$4]" office:value-type="currency" office:currency="USD" office:value="0.0108048559378767">
            <text:p>$0.01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993">
            <text:p>1993</text:p>
          </table:table-cell>
          <table:table-cell table:formula="of:=[.D41]+[.E41]" office:value-type="currency" office:currency="USD" office:value="0.22690197469541">
            <text:p>$0.23</text:p>
          </table:table-cell>
          <table:table-cell table:formula="of:=[.D42]*[.$C$4]" office:value-type="currency" office:currency="USD" office:value="0.0113450987347705">
            <text:p>$0.0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94">
            <text:p>1994</text:p>
          </table:table-cell>
          <table:table-cell table:formula="of:=[.D42]+[.E42]" office:value-type="currency" office:currency="USD" office:value="0.23824707343018">
            <text:p>$0.24</text:p>
          </table:table-cell>
          <table:table-cell table:formula="of:=[.D43]*[.$C$4]" office:value-type="currency" office:currency="USD" office:value="0.011912353671509">
            <text:p>$0.01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995">
            <text:p>1995</text:p>
          </table:table-cell>
          <table:table-cell table:formula="of:=[.D43]+[.E43]" office:value-type="currency" office:currency="USD" office:value="0.250159427101689">
            <text:p>$0.25</text:p>
          </table:table-cell>
          <table:table-cell table:formula="of:=[.D44]*[.$C$4]" office:value-type="currency" office:currency="USD" office:value="0.0125079713550845">
            <text:p>$0.01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996">
            <text:p>1996</text:p>
          </table:table-cell>
          <table:table-cell table:formula="of:=[.D44]+[.E44]" office:value-type="currency" office:currency="USD" office:value="0.262667398456774">
            <text:p>$0.26</text:p>
          </table:table-cell>
          <table:table-cell table:formula="of:=[.D45]*[.$C$4]" office:value-type="currency" office:currency="USD" office:value="0.0131333699228387">
            <text:p>$0.01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997">
            <text:p>1997</text:p>
          </table:table-cell>
          <table:table-cell table:formula="of:=[.D45]+[.E45]" office:value-type="currency" office:currency="USD" office:value="0.275800768379612">
            <text:p>$0.28</text:p>
          </table:table-cell>
          <table:table-cell table:formula="of:=[.D46]*[.$C$4]" office:value-type="currency" office:currency="USD" office:value="0.0137900384189806">
            <text:p>$0.01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998">
            <text:p>1998</text:p>
          </table:table-cell>
          <table:table-cell table:formula="of:=[.D46]+[.E46]" office:value-type="currency" office:currency="USD" office:value="0.289590806798593">
            <text:p>$0.29</text:p>
          </table:table-cell>
          <table:table-cell table:formula="of:=[.D47]*[.$C$4]" office:value-type="currency" office:currency="USD" office:value="0.0144795403399296">
            <text:p>$0.01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999">
            <text:p>1999</text:p>
          </table:table-cell>
          <table:table-cell table:formula="of:=[.D47]+[.E47]" office:value-type="currency" office:currency="USD" office:value="0.304070347138523">
            <text:p>$0.30</text:p>
          </table:table-cell>
          <table:table-cell table:formula="of:=[.D48]*[.$C$4]" office:value-type="currency" office:currency="USD" office:value="0.0152035173569261">
            <text:p>$0.02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00">
            <text:p>2000</text:p>
          </table:table-cell>
          <table:table-cell table:formula="of:=[.D48]+[.E48]" office:value-type="currency" office:currency="USD" office:value="0.319273864495449">
            <text:p>$0.32</text:p>
          </table:table-cell>
          <table:table-cell table:formula="of:=[.D49]*[.$C$4]" office:value-type="currency" office:currency="USD" office:value="0.0159636932247724">
            <text:p>$0.02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01">
            <text:p>2001</text:p>
          </table:table-cell>
          <table:table-cell table:formula="of:=[.D49]+[.E49]" office:value-type="currency" office:currency="USD" office:value="0.335237557720221">
            <text:p>$0.34</text:p>
          </table:table-cell>
          <table:table-cell table:formula="of:=[.D50]*[.$C$4]" office:value-type="currency" office:currency="USD" office:value="0.0167618778860111">
            <text:p>$0.02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02">
            <text:p>2002</text:p>
          </table:table-cell>
          <table:table-cell table:formula="of:=[.D50]+[.E50]" office:value-type="currency" office:currency="USD" office:value="0.351999435606232">
            <text:p>$0.35</text:p>
          </table:table-cell>
          <table:table-cell table:formula="of:=[.D51]*[.$C$4]" office:value-type="currency" office:currency="USD" office:value="0.0175999717803116">
            <text:p>$0.02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03">
            <text:p>2003</text:p>
          </table:table-cell>
          <table:table-cell table:formula="of:=[.D51]+[.E51]" office:value-type="currency" office:currency="USD" office:value="0.369599407386544">
            <text:p>$0.37</text:p>
          </table:table-cell>
          <table:table-cell table:formula="of:=[.D52]*[.$C$4]" office:value-type="currency" office:currency="USD" office:value="0.0184799703693272">
            <text:p>$0.02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04">
            <text:p>2004</text:p>
          </table:table-cell>
          <table:table-cell table:formula="of:=[.D52]+[.E52]" office:value-type="currency" office:currency="USD" office:value="0.388079377755871">
            <text:p>$0.39</text:p>
          </table:table-cell>
          <table:table-cell table:formula="of:=[.D53]*[.$C$4]" office:value-type="currency" office:currency="USD" office:value="0.0194039688877936">
            <text:p>$0.02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05">
            <text:p>2005</text:p>
          </table:table-cell>
          <table:table-cell table:formula="of:=[.D53]+[.E53]" office:value-type="currency" office:currency="USD" office:value="0.407483346643665">
            <text:p>$0.41</text:p>
          </table:table-cell>
          <table:table-cell table:formula="of:=[.D54]*[.$C$4]" office:value-type="currency" office:currency="USD" office:value="0.0203741673321832">
            <text:p>$0.0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06">
            <text:p>2006</text:p>
          </table:table-cell>
          <table:table-cell table:formula="of:=[.D54]+[.E54]" office:value-type="currency" office:currency="USD" office:value="0.427857513975848">
            <text:p>$0.43</text:p>
          </table:table-cell>
          <table:table-cell table:formula="of:=[.D55]*[.$C$4]" office:value-type="currency" office:currency="USD" office:value="0.0213928756987924">
            <text:p>$0.0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07">
            <text:p>2007</text:p>
          </table:table-cell>
          <table:table-cell table:formula="of:=[.D55]+[.E55]" office:value-type="currency" office:currency="USD" office:value="0.44925038967464">
            <text:p>$0.45</text:p>
          </table:table-cell>
          <table:table-cell table:formula="of:=[.D56]*[.$C$4]" office:value-type="currency" office:currency="USD" office:value="0.022462519483732">
            <text:p>$0.02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08">
            <text:p>2008</text:p>
          </table:table-cell>
          <table:table-cell table:formula="of:=[.D56]+[.E56]" office:value-type="currency" office:currency="USD" office:value="0.471712909158372">
            <text:p>$0.47</text:p>
          </table:table-cell>
          <table:table-cell table:formula="of:=[.D57]*[.$C$4]" office:value-type="currency" office:currency="USD" office:value="0.0235856454579186">
            <text:p>$0.02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09">
            <text:p>2009</text:p>
          </table:table-cell>
          <table:table-cell table:formula="of:=[.D57]+[.E57]" office:value-type="currency" office:currency="USD" office:value="0.495298554616291">
            <text:p>$0.50</text:p>
          </table:table-cell>
          <table:table-cell table:formula="of:=[.D58]*[.$C$4]" office:value-type="currency" office:currency="USD" office:value="0.0247649277308145">
            <text:p>$0.02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10">
            <text:p>2010</text:p>
          </table:table-cell>
          <table:table-cell table:formula="of:=[.D58]+[.E58]" office:value-type="currency" office:currency="USD" office:value="0.520063482347105">
            <text:p>$0.52</text:p>
          </table:table-cell>
          <table:table-cell table:formula="of:=[.D59]*[.$C$4]" office:value-type="currency" office:currency="USD" office:value="0.0260031741173553">
            <text:p>$0.03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11">
            <text:p>2011</text:p>
          </table:table-cell>
          <table:table-cell table:formula="of:=[.D59]+[.E59]" office:value-type="currency" office:currency="USD" office:value="0.546066656464461">
            <text:p>$0.55</text:p>
          </table:table-cell>
          <table:table-cell table:formula="of:=[.D60]*[.$C$4]" office:value-type="currency" office:currency="USD" office:value="0.027303332823223">
            <text:p>$0.03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012">
            <text:p>2012</text:p>
          </table:table-cell>
          <table:table-cell table:formula="of:=[.D60]+[.E60]" office:value-type="currency" office:currency="USD" office:value="0.573369989287684">
            <text:p>$0.57</text:p>
          </table:table-cell>
          <table:table-cell table:formula="of:=[.D61]*[.$C$4]" office:value-type="currency" office:currency="USD" office:value="0.0286684994643842">
            <text:p>$0.03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2013">
            <text:p>2013</text:p>
          </table:table-cell>
          <table:table-cell table:formula="of:=[.D61]+[.E61]" office:value-type="currency" office:currency="USD" office:value="0.602038488752068">
            <text:p>$0.60</text:p>
          </table:table-cell>
          <table:table-cell table:formula="of:=[.D62]*[.$C$4]" office:value-type="currency" office:currency="USD" office:value="0.0301019244376034">
            <text:p>$0.03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2014">
            <text:p>2014</text:p>
          </table:table-cell>
          <table:table-cell table:formula="of:=[.D62]+[.E62]" office:value-type="currency" office:currency="USD" office:value="0.632140413189671">
            <text:p>$0.63</text:p>
          </table:table-cell>
          <table:table-cell table:formula="of:=[.D63]*[.$C$4]" office:value-type="currency" office:currency="USD" office:value="0.0316070206594836">
            <text:p>$0.03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2015">
            <text:p>2015</text:p>
          </table:table-cell>
          <table:table-cell table:formula="of:=[.D63]+[.E63]" office:value-type="currency" office:currency="USD" office:value="0.663747433849155">
            <text:p>$0.66</text:p>
          </table:table-cell>
          <table:table-cell table:formula="of:=[.D64]*[.$C$4]" office:value-type="currency" office:currency="USD" office:value="0.0331873716924578">
            <text:p>$0.03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2016">
            <text:p>2016</text:p>
          </table:table-cell>
          <table:table-cell table:formula="of:=[.D64]+[.E64]" office:value-type="currency" office:currency="USD" office:value="0.696934805541613">
            <text:p>$0.70</text:p>
          </table:table-cell>
          <table:table-cell table:formula="of:=[.D65]*[.$C$4]" office:value-type="currency" office:currency="USD" office:value="0.0348467402770806">
            <text:p>$0.03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2017">
            <text:p>2017</text:p>
          </table:table-cell>
          <table:table-cell table:formula="of:=[.D65]+[.E65]" office:value-type="currency" office:currency="USD" office:value="0.731781545818693">
            <text:p>$0.73</text:p>
          </table:table-cell>
          <table:table-cell table:formula="of:=[.D66]*[.$C$4]" office:value-type="currency" office:currency="USD" office:value="0.0365890772909347">
            <text:p>$0.04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2018">
            <text:p>2018</text:p>
          </table:table-cell>
          <table:table-cell table:formula="of:=[.D66]+[.E66]" office:value-type="currency" office:currency="USD" office:value="0.768370623109628">
            <text:p>$0.77</text:p>
          </table:table-cell>
          <table:table-cell table:formula="of:=[.D67]*[.$C$4]" office:value-type="currency" office:currency="USD" office:value="0.0384185311554814">
            <text:p>$0.04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2019">
            <text:p>2019</text:p>
          </table:table-cell>
          <table:table-cell table:formula="of:=[.D67]+[.E67]" office:value-type="currency" office:currency="USD" office:value="0.80678915426511">
            <text:p>$0.81</text:p>
          </table:table-cell>
          <table:table-cell table:formula="of:=[.D68]*[.$C$4]" office:value-type="currency" office:currency="USD" office:value="0.0403394577132555">
            <text:p>$0.04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2020">
            <text:p>2020</text:p>
          </table:table-cell>
          <table:table-cell table:formula="of:=[.D68]+[.E68]" office:value-type="currency" office:currency="USD" office:value="0.847128611978365">
            <text:p>$0.85</text:p>
          </table:table-cell>
          <table:table-cell table:formula="of:=[.D69]*[.$C$4]" office:value-type="currency" office:currency="USD" office:value="0.0423564305989182">
            <text:p>$0.04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2021">
            <text:p>2021</text:p>
          </table:table-cell>
          <table:table-cell table:formula="of:=[.D69]+[.E69]" office:value-type="currency" office:currency="USD" office:value="0.889485042577283">
            <text:p>$0.89</text:p>
          </table:table-cell>
          <table:table-cell table:formula="of:=[.D70]*[.$C$4]" office:value-type="currency" office:currency="USD" office:value="0.0444742521288642">
            <text:p>$0.04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2022">
            <text:p>2022</text:p>
          </table:table-cell>
          <table:table-cell table:formula="of:=[.D70]+[.E70]" office:value-type="currency" office:currency="USD" office:value="0.933959294706147">
            <text:p>$0.93</text:p>
          </table:table-cell>
          <table:table-cell table:formula="of:=[.D71]*[.$C$4]" office:value-type="currency" office:currency="USD" office:value="0.0466979647353074">
            <text:p>$0.05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nflationLoafBread" table:style-name="ta1" table:print="false">
        <table:table-column table:style-name="co1" table:default-cell-style-name="Default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>
            <text:p>Input →</text:p>
          </table:table-cell>
          <table:table-cell table:style-name="ce2" office:value-type="currency" office:currency="USD" office:value="0.2">
            <text:p>$0.20</text:p>
          </table:table-cell>
          <table:table-cell table:style-name="Default" office:value-type="string">
            <text:p><text:s/>= Price of Item $'s</text:p>
          </table:table-cell>
          <table:table-cell table:style-name="Default"/>
        </table:table-row>
        <table:table-row table:style-name="ro1">
          <table:table-cell/>
          <table:table-cell table:style-name="Default" office:value-type="string">
            <text:p>Input →</text:p>
          </table:table-cell>
          <table:table-cell table:style-name="ce3" office:value-type="percentage" office:value="0.05">
            <text:p>5.00%</text:p>
          </table:table-cell>
          <table:table-cell table:style-name="Default" office:value-type="string">
            <text:p><text:s/>= Inflation Rate %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" table:formula="of:=[.D71]" office:value-type="currency" office:currency="USD" office:value="3.73583717882459">
            <text:p>$3.74</text:p>
          </table:table-cell>
          <table:table-cell table:style-name="Default" office:value-type="string">
            <text:p><text:s/>= Present value $'s with that Inflation Rate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office:value-type="string">
            <text:p>Beginning of</text:p>
          </table:table-cell>
          <table:table-cell office:value-type="string">
            <text:p>End of Year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string">
            <text:p>Year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Years</text:p>
          </table:table-cell>
          <table:table-cell office:value-type="string">
            <text:p>Year</text:p>
          </table:table-cell>
          <table:table-cell office:value-type="string">
            <text:p>New Price</text:p>
          </table:table-cell>
          <table:table-cell office:value-type="string">
            <text:p>Inflation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962">
            <text:p>1962</text:p>
          </table:table-cell>
          <table:table-cell table:formula="of:=[.C3]" office:value-type="currency" office:currency="USD" office:value="0.2">
            <text:p>$0.20</text:p>
          </table:table-cell>
          <table:table-cell table:formula="of:=[.D11]*[.$C$4]" office:value-type="currency" office:currency="USD" office:value="0.01">
            <text:p>$0.0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63">
            <text:p>1963</text:p>
          </table:table-cell>
          <table:table-cell table:formula="of:=[.D11]+[.E11]" office:value-type="currency" office:currency="USD" office:value="0.21">
            <text:p>$0.21</text:p>
          </table:table-cell>
          <table:table-cell table:formula="of:=[.D12]*[.$C$4]" office:value-type="currency" office:currency="USD" office:value="0.0105">
            <text:p>$0.0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64">
            <text:p>1964</text:p>
          </table:table-cell>
          <table:table-cell table:formula="of:=[.D12]+[.E12]" office:value-type="currency" office:currency="USD" office:value="0.2205">
            <text:p>$0.22</text:p>
          </table:table-cell>
          <table:table-cell table:formula="of:=[.D13]*[.$C$4]" office:value-type="currency" office:currency="USD" office:value="0.011025">
            <text:p>$0.0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65">
            <text:p>1965</text:p>
          </table:table-cell>
          <table:table-cell table:formula="of:=[.D13]+[.E13]" office:value-type="currency" office:currency="USD" office:value="0.231525">
            <text:p>$0.23</text:p>
          </table:table-cell>
          <table:table-cell table:formula="of:=[.D14]*[.$C$4]" office:value-type="currency" office:currency="USD" office:value="0.01157625">
            <text:p>$0.0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66">
            <text:p>1966</text:p>
          </table:table-cell>
          <table:table-cell table:formula="of:=[.D14]+[.E14]" office:value-type="currency" office:currency="USD" office:value="0.24310125">
            <text:p>$0.24</text:p>
          </table:table-cell>
          <table:table-cell table:formula="of:=[.D15]*[.$C$4]" office:value-type="currency" office:currency="USD" office:value="0.0121550625">
            <text:p>$0.0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67">
            <text:p>1967</text:p>
          </table:table-cell>
          <table:table-cell table:formula="of:=[.D15]+[.E15]" office:value-type="currency" office:currency="USD" office:value="0.2552563125">
            <text:p>$0.26</text:p>
          </table:table-cell>
          <table:table-cell table:formula="of:=[.D16]*[.$C$4]" office:value-type="currency" office:currency="USD" office:value="0.012762815625">
            <text:p>$0.0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68">
            <text:p>1968</text:p>
          </table:table-cell>
          <table:table-cell table:formula="of:=[.D16]+[.E16]" office:value-type="currency" office:currency="USD" office:value="0.268019128125">
            <text:p>$0.27</text:p>
          </table:table-cell>
          <table:table-cell table:formula="of:=[.D17]*[.$C$4]" office:value-type="currency" office:currency="USD" office:value="0.01340095640625">
            <text:p>$0.0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69">
            <text:p>1969</text:p>
          </table:table-cell>
          <table:table-cell table:formula="of:=[.D17]+[.E17]" office:value-type="currency" office:currency="USD" office:value="0.28142008453125">
            <text:p>$0.28</text:p>
          </table:table-cell>
          <table:table-cell table:formula="of:=[.D18]*[.$C$4]" office:value-type="currency" office:currency="USD" office:value="0.0140710042265625">
            <text:p>$0.0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70">
            <text:p>1970</text:p>
          </table:table-cell>
          <table:table-cell table:formula="of:=[.D18]+[.E18]" office:value-type="currency" office:currency="USD" office:value="0.295491088757812">
            <text:p>$0.30</text:p>
          </table:table-cell>
          <table:table-cell table:formula="of:=[.D19]*[.$C$4]" office:value-type="currency" office:currency="USD" office:value="0.0147745544378906">
            <text:p>$0.0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71">
            <text:p>1971</text:p>
          </table:table-cell>
          <table:table-cell table:formula="of:=[.D19]+[.E19]" office:value-type="currency" office:currency="USD" office:value="0.310265643195703">
            <text:p>$0.31</text:p>
          </table:table-cell>
          <table:table-cell table:formula="of:=[.D20]*[.$C$4]" office:value-type="currency" office:currency="USD" office:value="0.0155132821597852">
            <text:p>$0.0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72">
            <text:p>1972</text:p>
          </table:table-cell>
          <table:table-cell table:formula="of:=[.D20]+[.E20]" office:value-type="currency" office:currency="USD" office:value="0.325778925355488">
            <text:p>$0.33</text:p>
          </table:table-cell>
          <table:table-cell table:formula="of:=[.D21]*[.$C$4]" office:value-type="currency" office:currency="USD" office:value="0.0162889462677744">
            <text:p>$0.0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73">
            <text:p>1973</text:p>
          </table:table-cell>
          <table:table-cell table:formula="of:=[.D21]+[.E21]" office:value-type="currency" office:currency="USD" office:value="0.342067871623263">
            <text:p>$0.34</text:p>
          </table:table-cell>
          <table:table-cell table:formula="of:=[.D22]*[.$C$4]" office:value-type="currency" office:currency="USD" office:value="0.0171033935811631">
            <text:p>$0.02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74">
            <text:p>1974</text:p>
          </table:table-cell>
          <table:table-cell table:formula="of:=[.D22]+[.E22]" office:value-type="currency" office:currency="USD" office:value="0.359171265204426">
            <text:p>$0.36</text:p>
          </table:table-cell>
          <table:table-cell table:formula="of:=[.D23]*[.$C$4]" office:value-type="currency" office:currency="USD" office:value="0.0179585632602213">
            <text:p>$0.02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75">
            <text:p>1975</text:p>
          </table:table-cell>
          <table:table-cell table:formula="of:=[.D23]+[.E23]" office:value-type="currency" office:currency="USD" office:value="0.377129828464647">
            <text:p>$0.38</text:p>
          </table:table-cell>
          <table:table-cell table:formula="of:=[.D24]*[.$C$4]" office:value-type="currency" office:currency="USD" office:value="0.0188564914232324">
            <text:p>$0.02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76">
            <text:p>1976</text:p>
          </table:table-cell>
          <table:table-cell table:formula="of:=[.D24]+[.E24]" office:value-type="currency" office:currency="USD" office:value="0.395986319887879">
            <text:p>$0.40</text:p>
          </table:table-cell>
          <table:table-cell table:formula="of:=[.D25]*[.$C$4]" office:value-type="currency" office:currency="USD" office:value="0.019799315994394">
            <text:p>$0.02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77">
            <text:p>1977</text:p>
          </table:table-cell>
          <table:table-cell table:formula="of:=[.D25]+[.E25]" office:value-type="currency" office:currency="USD" office:value="0.415785635882273">
            <text:p>$0.42</text:p>
          </table:table-cell>
          <table:table-cell table:formula="of:=[.D26]*[.$C$4]" office:value-type="currency" office:currency="USD" office:value="0.0207892817941137">
            <text:p>$0.0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78">
            <text:p>1978</text:p>
          </table:table-cell>
          <table:table-cell table:formula="of:=[.D26]+[.E26]" office:value-type="currency" office:currency="USD" office:value="0.436574917676387">
            <text:p>$0.44</text:p>
          </table:table-cell>
          <table:table-cell table:formula="of:=[.D27]*[.$C$4]" office:value-type="currency" office:currency="USD" office:value="0.0218287458838194">
            <text:p>$0.02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79">
            <text:p>1979</text:p>
          </table:table-cell>
          <table:table-cell table:formula="of:=[.D27]+[.E27]" office:value-type="currency" office:currency="USD" office:value="0.458403663560206">
            <text:p>$0.46</text:p>
          </table:table-cell>
          <table:table-cell table:formula="of:=[.D28]*[.$C$4]" office:value-type="currency" office:currency="USD" office:value="0.0229201831780103">
            <text:p>$0.02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80">
            <text:p>1980</text:p>
          </table:table-cell>
          <table:table-cell table:formula="of:=[.D28]+[.E28]" office:value-type="currency" office:currency="USD" office:value="0.481323846738217">
            <text:p>$0.48</text:p>
          </table:table-cell>
          <table:table-cell table:formula="of:=[.D29]*[.$C$4]" office:value-type="currency" office:currency="USD" office:value="0.0240661923369108">
            <text:p>$0.02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81">
            <text:p>1981</text:p>
          </table:table-cell>
          <table:table-cell table:formula="of:=[.D29]+[.E29]" office:value-type="currency" office:currency="USD" office:value="0.505390039075128">
            <text:p>$0.51</text:p>
          </table:table-cell>
          <table:table-cell table:formula="of:=[.D30]*[.$C$4]" office:value-type="currency" office:currency="USD" office:value="0.0252695019537564">
            <text:p>$0.03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82">
            <text:p>1982</text:p>
          </table:table-cell>
          <table:table-cell table:formula="of:=[.D30]+[.E30]" office:value-type="currency" office:currency="USD" office:value="0.530659541028884">
            <text:p>$0.53</text:p>
          </table:table-cell>
          <table:table-cell table:formula="of:=[.D31]*[.$C$4]" office:value-type="currency" office:currency="USD" office:value="0.0265329770514442">
            <text:p>$0.03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983">
            <text:p>1983</text:p>
          </table:table-cell>
          <table:table-cell table:formula="of:=[.D31]+[.E31]" office:value-type="currency" office:currency="USD" office:value="0.557192518080328">
            <text:p>$0.56</text:p>
          </table:table-cell>
          <table:table-cell table:formula="of:=[.D32]*[.$C$4]" office:value-type="currency" office:currency="USD" office:value="0.0278596259040164">
            <text:p>$0.03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984">
            <text:p>1984</text:p>
          </table:table-cell>
          <table:table-cell table:formula="of:=[.D32]+[.E32]" office:value-type="currency" office:currency="USD" office:value="0.585052143984344">
            <text:p>$0.59</text:p>
          </table:table-cell>
          <table:table-cell table:formula="of:=[.D33]*[.$C$4]" office:value-type="currency" office:currency="USD" office:value="0.0292526071992172">
            <text:p>$0.03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985">
            <text:p>1985</text:p>
          </table:table-cell>
          <table:table-cell table:formula="of:=[.D33]+[.E33]" office:value-type="currency" office:currency="USD" office:value="0.614304751183562">
            <text:p>$0.61</text:p>
          </table:table-cell>
          <table:table-cell table:formula="of:=[.D34]*[.$C$4]" office:value-type="currency" office:currency="USD" office:value="0.0307152375591781">
            <text:p>$0.03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986">
            <text:p>1986</text:p>
          </table:table-cell>
          <table:table-cell table:formula="of:=[.D34]+[.E34]" office:value-type="currency" office:currency="USD" office:value="0.64501998874274">
            <text:p>$0.65</text:p>
          </table:table-cell>
          <table:table-cell table:formula="of:=[.D35]*[.$C$4]" office:value-type="currency" office:currency="USD" office:value="0.032250999437137">
            <text:p>$0.03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87">
            <text:p>1987</text:p>
          </table:table-cell>
          <table:table-cell table:formula="of:=[.D35]+[.E35]" office:value-type="currency" office:currency="USD" office:value="0.677270988179877">
            <text:p>$0.68</text:p>
          </table:table-cell>
          <table:table-cell table:formula="of:=[.D36]*[.$C$4]" office:value-type="currency" office:currency="USD" office:value="0.0338635494089938">
            <text:p>$0.03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988">
            <text:p>1988</text:p>
          </table:table-cell>
          <table:table-cell table:formula="of:=[.D36]+[.E36]" office:value-type="currency" office:currency="USD" office:value="0.71113453758887">
            <text:p>$0.71</text:p>
          </table:table-cell>
          <table:table-cell table:formula="of:=[.D37]*[.$C$4]" office:value-type="currency" office:currency="USD" office:value="0.0355567268794435">
            <text:p>$0.04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989">
            <text:p>1989</text:p>
          </table:table-cell>
          <table:table-cell table:formula="of:=[.D37]+[.E37]" office:value-type="currency" office:currency="USD" office:value="0.746691264468314">
            <text:p>$0.75</text:p>
          </table:table-cell>
          <table:table-cell table:formula="of:=[.D38]*[.$C$4]" office:value-type="currency" office:currency="USD" office:value="0.0373345632234157">
            <text:p>$0.04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990">
            <text:p>1990</text:p>
          </table:table-cell>
          <table:table-cell table:formula="of:=[.D38]+[.E38]" office:value-type="currency" office:currency="USD" office:value="0.78402582769173">
            <text:p>$0.78</text:p>
          </table:table-cell>
          <table:table-cell table:formula="of:=[.D39]*[.$C$4]" office:value-type="currency" office:currency="USD" office:value="0.0392012913845865">
            <text:p>$0.04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991">
            <text:p>1991</text:p>
          </table:table-cell>
          <table:table-cell table:formula="of:=[.D39]+[.E39]" office:value-type="currency" office:currency="USD" office:value="0.823227119076316">
            <text:p>$0.82</text:p>
          </table:table-cell>
          <table:table-cell table:formula="of:=[.D40]*[.$C$4]" office:value-type="currency" office:currency="USD" office:value="0.0411613559538158">
            <text:p>$0.04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992">
            <text:p>1992</text:p>
          </table:table-cell>
          <table:table-cell table:formula="of:=[.D40]+[.E40]" office:value-type="currency" office:currency="USD" office:value="0.864388475030132">
            <text:p>$0.86</text:p>
          </table:table-cell>
          <table:table-cell table:formula="of:=[.D41]*[.$C$4]" office:value-type="currency" office:currency="USD" office:value="0.0432194237515066">
            <text:p>$0.04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993">
            <text:p>1993</text:p>
          </table:table-cell>
          <table:table-cell table:formula="of:=[.D41]+[.E41]" office:value-type="currency" office:currency="USD" office:value="0.907607898781639">
            <text:p>$0.91</text:p>
          </table:table-cell>
          <table:table-cell table:formula="of:=[.D42]*[.$C$4]" office:value-type="currency" office:currency="USD" office:value="0.0453803949390819">
            <text:p>$0.05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94">
            <text:p>1994</text:p>
          </table:table-cell>
          <table:table-cell table:formula="of:=[.D42]+[.E42]" office:value-type="currency" office:currency="USD" office:value="0.952988293720721">
            <text:p>$0.95</text:p>
          </table:table-cell>
          <table:table-cell table:formula="of:=[.D43]*[.$C$4]" office:value-type="currency" office:currency="USD" office:value="0.047649414686036">
            <text:p>$0.05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995">
            <text:p>1995</text:p>
          </table:table-cell>
          <table:table-cell table:formula="of:=[.D43]+[.E43]" office:value-type="currency" office:currency="USD" office:value="1.00063770840676">
            <text:p>$1.00</text:p>
          </table:table-cell>
          <table:table-cell table:formula="of:=[.D44]*[.$C$4]" office:value-type="currency" office:currency="USD" office:value="0.0500318854203378">
            <text:p>$0.05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996">
            <text:p>1996</text:p>
          </table:table-cell>
          <table:table-cell table:formula="of:=[.D44]+[.E44]" office:value-type="currency" office:currency="USD" office:value="1.05066959382709">
            <text:p>$1.05</text:p>
          </table:table-cell>
          <table:table-cell table:formula="of:=[.D45]*[.$C$4]" office:value-type="currency" office:currency="USD" office:value="0.0525334796913547">
            <text:p>$0.05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997">
            <text:p>1997</text:p>
          </table:table-cell>
          <table:table-cell table:formula="of:=[.D45]+[.E45]" office:value-type="currency" office:currency="USD" office:value="1.10320307351845">
            <text:p>$1.10</text:p>
          </table:table-cell>
          <table:table-cell table:formula="of:=[.D46]*[.$C$4]" office:value-type="currency" office:currency="USD" office:value="0.0551601536759225">
            <text:p>$0.06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998">
            <text:p>1998</text:p>
          </table:table-cell>
          <table:table-cell table:formula="of:=[.D46]+[.E46]" office:value-type="currency" office:currency="USD" office:value="1.15836322719437">
            <text:p>$1.16</text:p>
          </table:table-cell>
          <table:table-cell table:formula="of:=[.D47]*[.$C$4]" office:value-type="currency" office:currency="USD" office:value="0.0579181613597186">
            <text:p>$0.06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999">
            <text:p>1999</text:p>
          </table:table-cell>
          <table:table-cell table:formula="of:=[.D47]+[.E47]" office:value-type="currency" office:currency="USD" office:value="1.21628138855409">
            <text:p>$1.22</text:p>
          </table:table-cell>
          <table:table-cell table:formula="of:=[.D48]*[.$C$4]" office:value-type="currency" office:currency="USD" office:value="0.0608140694277045">
            <text:p>$0.06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00">
            <text:p>2000</text:p>
          </table:table-cell>
          <table:table-cell table:formula="of:=[.D48]+[.E48]" office:value-type="currency" office:currency="USD" office:value="1.2770954579818">
            <text:p>$1.28</text:p>
          </table:table-cell>
          <table:table-cell table:formula="of:=[.D49]*[.$C$4]" office:value-type="currency" office:currency="USD" office:value="0.0638547728990898">
            <text:p>$0.06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01">
            <text:p>2001</text:p>
          </table:table-cell>
          <table:table-cell table:formula="of:=[.D49]+[.E49]" office:value-type="currency" office:currency="USD" office:value="1.34095023088088">
            <text:p>$1.34</text:p>
          </table:table-cell>
          <table:table-cell table:formula="of:=[.D50]*[.$C$4]" office:value-type="currency" office:currency="USD" office:value="0.0670475115440442">
            <text:p>$0.07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02">
            <text:p>2002</text:p>
          </table:table-cell>
          <table:table-cell table:formula="of:=[.D50]+[.E50]" office:value-type="currency" office:currency="USD" office:value="1.40799774242493">
            <text:p>$1.41</text:p>
          </table:table-cell>
          <table:table-cell table:formula="of:=[.D51]*[.$C$4]" office:value-type="currency" office:currency="USD" office:value="0.0703998871212465">
            <text:p>$0.07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03">
            <text:p>2003</text:p>
          </table:table-cell>
          <table:table-cell table:formula="of:=[.D51]+[.E51]" office:value-type="currency" office:currency="USD" office:value="1.47839762954618">
            <text:p>$1.48</text:p>
          </table:table-cell>
          <table:table-cell table:formula="of:=[.D52]*[.$C$4]" office:value-type="currency" office:currency="USD" office:value="0.0739198814773088">
            <text:p>$0.07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04">
            <text:p>2004</text:p>
          </table:table-cell>
          <table:table-cell table:formula="of:=[.D52]+[.E52]" office:value-type="currency" office:currency="USD" office:value="1.55231751102348">
            <text:p>$1.55</text:p>
          </table:table-cell>
          <table:table-cell table:formula="of:=[.D53]*[.$C$4]" office:value-type="currency" office:currency="USD" office:value="0.0776158755511742">
            <text:p>$0.08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05">
            <text:p>2005</text:p>
          </table:table-cell>
          <table:table-cell table:formula="of:=[.D53]+[.E53]" office:value-type="currency" office:currency="USD" office:value="1.62993338657466">
            <text:p>$1.63</text:p>
          </table:table-cell>
          <table:table-cell table:formula="of:=[.D54]*[.$C$4]" office:value-type="currency" office:currency="USD" office:value="0.0814966693287329">
            <text:p>$0.0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06">
            <text:p>2006</text:p>
          </table:table-cell>
          <table:table-cell table:formula="of:=[.D54]+[.E54]" office:value-type="currency" office:currency="USD" office:value="1.71143005590339">
            <text:p>$1.71</text:p>
          </table:table-cell>
          <table:table-cell table:formula="of:=[.D55]*[.$C$4]" office:value-type="currency" office:currency="USD" office:value="0.0855715027951696">
            <text:p>$0.0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07">
            <text:p>2007</text:p>
          </table:table-cell>
          <table:table-cell table:formula="of:=[.D55]+[.E55]" office:value-type="currency" office:currency="USD" office:value="1.79700155869856">
            <text:p>$1.80</text:p>
          </table:table-cell>
          <table:table-cell table:formula="of:=[.D56]*[.$C$4]" office:value-type="currency" office:currency="USD" office:value="0.0898500779349281">
            <text:p>$0.09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08">
            <text:p>2008</text:p>
          </table:table-cell>
          <table:table-cell table:formula="of:=[.D56]+[.E56]" office:value-type="currency" office:currency="USD" office:value="1.88685163663349">
            <text:p>$1.89</text:p>
          </table:table-cell>
          <table:table-cell table:formula="of:=[.D57]*[.$C$4]" office:value-type="currency" office:currency="USD" office:value="0.0943425818316744">
            <text:p>$0.09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09">
            <text:p>2009</text:p>
          </table:table-cell>
          <table:table-cell table:formula="of:=[.D57]+[.E57]" office:value-type="currency" office:currency="USD" office:value="1.98119421846516">
            <text:p>$1.98</text:p>
          </table:table-cell>
          <table:table-cell table:formula="of:=[.D58]*[.$C$4]" office:value-type="currency" office:currency="USD" office:value="0.0990597109232582">
            <text:p>$0.10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10">
            <text:p>2010</text:p>
          </table:table-cell>
          <table:table-cell table:formula="of:=[.D58]+[.E58]" office:value-type="currency" office:currency="USD" office:value="2.08025392938842">
            <text:p>$2.08</text:p>
          </table:table-cell>
          <table:table-cell table:formula="of:=[.D59]*[.$C$4]" office:value-type="currency" office:currency="USD" office:value="0.104012696469421">
            <text:p>$0.10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11">
            <text:p>2011</text:p>
          </table:table-cell>
          <table:table-cell table:formula="of:=[.D59]+[.E59]" office:value-type="currency" office:currency="USD" office:value="2.18426662585784">
            <text:p>$2.18</text:p>
          </table:table-cell>
          <table:table-cell table:formula="of:=[.D60]*[.$C$4]" office:value-type="currency" office:currency="USD" office:value="0.109213331292892">
            <text:p>$0.11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012">
            <text:p>2012</text:p>
          </table:table-cell>
          <table:table-cell table:formula="of:=[.D60]+[.E60]" office:value-type="currency" office:currency="USD" office:value="2.29347995715074">
            <text:p>$2.29</text:p>
          </table:table-cell>
          <table:table-cell table:formula="of:=[.D61]*[.$C$4]" office:value-type="currency" office:currency="USD" office:value="0.114673997857537">
            <text:p>$0.11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2013">
            <text:p>2013</text:p>
          </table:table-cell>
          <table:table-cell table:formula="of:=[.D61]+[.E61]" office:value-type="currency" office:currency="USD" office:value="2.40815395500827">
            <text:p>$2.41</text:p>
          </table:table-cell>
          <table:table-cell table:formula="of:=[.D62]*[.$C$4]" office:value-type="currency" office:currency="USD" office:value="0.120407697750414">
            <text:p>$0.12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2014">
            <text:p>2014</text:p>
          </table:table-cell>
          <table:table-cell table:formula="of:=[.D62]+[.E62]" office:value-type="currency" office:currency="USD" office:value="2.52856165275869">
            <text:p>$2.53</text:p>
          </table:table-cell>
          <table:table-cell table:formula="of:=[.D63]*[.$C$4]" office:value-type="currency" office:currency="USD" office:value="0.126428082637934">
            <text:p>$0.13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2015">
            <text:p>2015</text:p>
          </table:table-cell>
          <table:table-cell table:formula="of:=[.D63]+[.E63]" office:value-type="currency" office:currency="USD" office:value="2.65498973539662">
            <text:p>$2.65</text:p>
          </table:table-cell>
          <table:table-cell table:formula="of:=[.D64]*[.$C$4]" office:value-type="currency" office:currency="USD" office:value="0.132749486769831">
            <text:p>$0.13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2016">
            <text:p>2016</text:p>
          </table:table-cell>
          <table:table-cell table:formula="of:=[.D64]+[.E64]" office:value-type="currency" office:currency="USD" office:value="2.78773922216645">
            <text:p>$2.79</text:p>
          </table:table-cell>
          <table:table-cell table:formula="of:=[.D65]*[.$C$4]" office:value-type="currency" office:currency="USD" office:value="0.139386961108323">
            <text:p>$0.14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2017">
            <text:p>2017</text:p>
          </table:table-cell>
          <table:table-cell table:formula="of:=[.D65]+[.E65]" office:value-type="currency" office:currency="USD" office:value="2.92712618327477">
            <text:p>$2.93</text:p>
          </table:table-cell>
          <table:table-cell table:formula="of:=[.D66]*[.$C$4]" office:value-type="currency" office:currency="USD" office:value="0.146356309163739">
            <text:p>$0.15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2018">
            <text:p>2018</text:p>
          </table:table-cell>
          <table:table-cell table:formula="of:=[.D66]+[.E66]" office:value-type="currency" office:currency="USD" office:value="3.07348249243851">
            <text:p>$3.07</text:p>
          </table:table-cell>
          <table:table-cell table:formula="of:=[.D67]*[.$C$4]" office:value-type="currency" office:currency="USD" office:value="0.153674124621926">
            <text:p>$0.15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2019">
            <text:p>2019</text:p>
          </table:table-cell>
          <table:table-cell table:formula="of:=[.D67]+[.E67]" office:value-type="currency" office:currency="USD" office:value="3.22715661706044">
            <text:p>$3.23</text:p>
          </table:table-cell>
          <table:table-cell table:formula="of:=[.D68]*[.$C$4]" office:value-type="currency" office:currency="USD" office:value="0.161357830853022">
            <text:p>$0.16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2020">
            <text:p>2020</text:p>
          </table:table-cell>
          <table:table-cell table:formula="of:=[.D68]+[.E68]" office:value-type="currency" office:currency="USD" office:value="3.38851444791346">
            <text:p>$3.39</text:p>
          </table:table-cell>
          <table:table-cell table:formula="of:=[.D69]*[.$C$4]" office:value-type="currency" office:currency="USD" office:value="0.169425722395673">
            <text:p>$0.17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2021">
            <text:p>2021</text:p>
          </table:table-cell>
          <table:table-cell table:formula="of:=[.D69]+[.E69]" office:value-type="currency" office:currency="USD" office:value="3.55794017030913">
            <text:p>$3.56</text:p>
          </table:table-cell>
          <table:table-cell table:formula="of:=[.D70]*[.$C$4]" office:value-type="currency" office:currency="USD" office:value="0.177897008515457">
            <text:p>$0.1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2022">
            <text:p>2022</text:p>
          </table:table-cell>
          <table:table-cell table:formula="of:=[.D70]+[.E70]" office:value-type="currency" office:currency="USD" office:value="3.73583717882459">
            <text:p>$3.74</text:p>
          </table:table-cell>
          <table:table-cell table:formula="of:=[.D71]*[.$C$4]" office:value-type="currency" office:currency="USD" office:value="0.186791858941229">
            <text:p>$0.19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0">01/20/2022</text:date>, <text:time>11:4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2-01-19T11:04:10.07</meta:creation-date>
    <meta:generator>OpenOffice/4.1.6$Win32 OpenOffice.org_project/416m1$Build-9790</meta:generator>
    <dc:date>2022-01-20T11:42:44.60</dc:date>
    <dc:creator>Mark Lehr</dc:creator>
    <meta:editing-duration>PT2H22M43S</meta:editing-duration>
    <meta:editing-cycles>6</meta:editing-cycles>
    <meta:document-statistic meta:table-count="5" meta:cell-count="1118" meta:object-count="0"/>
  </office:meta>
</office:document-meta>
</file>